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377000" table:style-name="ce9">
            <text:p>14.377.000</text:p>
          </table:table-cell>
          <table:table-cell office:value-type="float" office:value="13944556" table:style-name="ce9">
            <text:p>13.944.556</text:p>
          </table:table-cell>
          <table:table-cell office:value-type="percentage" office:value="0.96992112401752795" table:style-name="ce10">
            <text:p>97,0%</text:p>
          </table:table-cell>
          <table:table-cell office:value-type="float" office:value="6909832" table:style-name="ce8">
            <text:p>6.909.832</text:p>
          </table:table-cell>
          <table:table-cell office:value-type="float" office:value="6799730" table:style-name="ce8">
            <text:p>6.799.730</text:p>
          </table:table-cell>
          <table:table-cell office:value-type="float" office:value="991638" table:style-name="ce8">
            <text:p>991.638</text:p>
          </table:table-cell>
          <table:table-cell office:value-type="date" office:date-value="2021-12-08T00:00:00" table:style-name="ce11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28490" table:style-name="ce7">
            <text:p>32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23016" table:style-name="ce14">
            <text:p>2.323.016</text:p>
          </table:table-cell>
          <table:table-cell office:value-type="float" office:value="2191365" table:style-name="ce14">
            <text:p>2.191.365</text:p>
          </table:table-cell>
          <table:table-cell office:value-type="percentage" office:value="0.94332755349080677" table:style-name="ce15">
            <text:p>94,3%</text:p>
          </table:table-cell>
          <table:table-cell office:value-type="float" office:value="1076523" table:style-name="ce13">
            <text:p>1.076.523</text:p>
          </table:table-cell>
          <table:table-cell office:value-type="float" office:value="1056749" table:style-name="ce13">
            <text:p>1.056.749</text:p>
          </table:table-cell>
          <table:table-cell office:value-type="float" office:value="185719" table:style-name="ce13">
            <text:p>185.719</text:p>
          </table:table-cell>
          <table:table-cell office:value-type="date" office:date-value="2021-12-07T00:00:00" table:style-name="ce16">
            <text:p>07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25040" table:style-name="ce7">
            <text:p>225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935965" table:style-name="ce14">
            <text:p>1.935.965</text:p>
          </table:table-cell>
          <table:table-cell office:value-type="float" office:value="1876347" table:style-name="ce14">
            <text:p>1.876.347</text:p>
          </table:table-cell>
          <table:table-cell office:value-type="percentage" office:value="0.96920502178500123" table:style-name="ce15">
            <text:p>96,9%</text:p>
          </table:table-cell>
          <table:table-cell office:value-type="float" office:value="875805" table:style-name="ce13">
            <text:p>875.805</text:p>
          </table:table-cell>
          <table:table-cell office:value-type="float" office:value="867769" table:style-name="ce13">
            <text:p>867.769</text:p>
          </table:table-cell>
          <table:table-cell office:value-type="float" office:value="207178" table:style-name="ce13">
            <text:p>207.178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35070" table:style-name="ce7">
            <text:p>33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1935774" table:style-name="ce14">
            <text:p>1.935.774</text:p>
          </table:table-cell>
          <table:table-cell office:value-type="float" office:value="1745730" table:style-name="ce14">
            <text:p>1.745.730</text:p>
          </table:table-cell>
          <table:table-cell office:value-type="percentage" office:value="0.90182531638507391" table:style-name="ce15">
            <text:p>90,2%</text:p>
          </table:table-cell>
          <table:table-cell office:value-type="float" office:value="874564" table:style-name="ce13">
            <text:p>874.564</text:p>
          </table:table-cell>
          <table:table-cell office:value-type="float" office:value="855408" table:style-name="ce13">
            <text:p>855.408</text:p>
          </table:table-cell>
          <table:table-cell office:value-type="float" office:value="114752" table:style-name="ce13">
            <text:p>114.752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617300" table:style-name="ce14">
            <text:p>3.617.300</text:p>
          </table:table-cell>
          <table:table-cell office:value-type="float" office:value="3369416" table:style-name="ce14">
            <text:p>3.369.416</text:p>
          </table:table-cell>
          <table:table-cell office:value-type="percentage" office:value="0.93147264534321184" table:style-name="ce15">
            <text:p>93,1%</text:p>
          </table:table-cell>
          <table:table-cell office:value-type="float" office:value="1698084" table:style-name="ce13">
            <text:p>1.698.084</text:p>
          </table:table-cell>
          <table:table-cell office:value-type="float" office:value="1652908" table:style-name="ce13">
            <text:p>1.652.908</text:p>
          </table:table-cell>
          <table:table-cell office:value-type="float" office:value="192474" table:style-name="ce13">
            <text:p>192.474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22900" table:style-name="ce7">
            <text:p>122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14605" table:style-name="ce14">
            <text:p>1.114.605</text:p>
          </table:table-cell>
          <table:table-cell office:value-type="float" office:value="1015115" table:style-name="ce14">
            <text:p>1.015.115</text:p>
          </table:table-cell>
          <table:table-cell office:value-type="percentage" office:value="0.91073967907913567" table:style-name="ce15">
            <text:p>91,1%</text:p>
          </table:table-cell>
          <table:table-cell office:value-type="float" office:value="486611" table:style-name="ce13">
            <text:p>486.611</text:p>
          </table:table-cell>
          <table:table-cell office:value-type="float" office:value="480478" table:style-name="ce13">
            <text:p>480.478</text:p>
          </table:table-cell>
          <table:table-cell office:value-type="float" office:value="92103" table:style-name="ce13">
            <text:p>92.103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409670" table:style-name="ce7">
            <text:p>409.6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4840859" table:style-name="ce14">
            <text:p>4.840.859</text:p>
          </table:table-cell>
          <table:table-cell office:value-type="float" office:value="4215566" table:style-name="ce14">
            <text:p>4.215.566</text:p>
          </table:table-cell>
          <table:table-cell office:value-type="percentage" office:value="0.87083015638340222" table:style-name="ce15">
            <text:p>87,1%</text:p>
          </table:table-cell>
          <table:table-cell office:value-type="float" office:value="2019954" table:style-name="ce13">
            <text:p>2.019.954</text:p>
          </table:table-cell>
          <table:table-cell office:value-type="float" office:value="1981383" table:style-name="ce13">
            <text:p>1.981.383</text:p>
          </table:table-cell>
          <table:table-cell office:value-type="float" office:value="445524" table:style-name="ce13">
            <text:p>445.524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90795" table:style-name="ce7">
            <text:p>2.490.795</text:p>
          </table:table-cell>
          <table:table-cell office:value-type="float" office:value="496270" table:style-name="ce7">
            <text:p>496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462900" table:style-name="ce14">
            <text:p>3.462.900</text:p>
          </table:table-cell>
          <table:table-cell office:value-type="float" office:value="3302219" table:style-name="ce14">
            <text:p>3.302.219</text:p>
          </table:table-cell>
          <table:table-cell office:value-type="percentage" office:value="0.95359929538825838" table:style-name="ce15">
            <text:p>95,4%</text:p>
          </table:table-cell>
          <table:table-cell office:value-type="float" office:value="1634270" table:style-name="ce13">
            <text:p>1.634.270</text:p>
          </table:table-cell>
          <table:table-cell office:value-type="float" office:value="1571305" table:style-name="ce13">
            <text:p>1.571.305</text:p>
          </table:table-cell>
          <table:table-cell office:value-type="float" office:value="266926" table:style-name="ce13">
            <text:p>266.926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2054900" table:style-name="ce7">
            <text:p>2.0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2414030" table:style-name="ce14">
            <text:p>12.414.030</text:p>
          </table:table-cell>
          <table:table-cell office:value-type="float" office:value="12068824" table:style-name="ce14">
            <text:p>12.068.824</text:p>
          </table:table-cell>
          <table:table-cell office:value-type="percentage" office:value="0.97219226955307825" table:style-name="ce15">
            <text:p>97,2%</text:p>
          </table:table-cell>
          <table:table-cell office:value-type="float" office:value="6086839" table:style-name="ce13">
            <text:p>6.086.839</text:p>
          </table:table-cell>
          <table:table-cell office:value-type="float" office:value="5935512" table:style-name="ce13">
            <text:p>5.935.512</text:p>
          </table:table-cell>
          <table:table-cell office:value-type="float" office:value="789958" table:style-name="ce13">
            <text:p>789.958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876855" table:style-name="ce14">
            <text:p>8.876.855</text:p>
          </table:table-cell>
          <table:table-cell office:value-type="float" office:value="8168371" table:style-name="ce14">
            <text:p>8.168.371</text:p>
          </table:table-cell>
          <table:table-cell office:value-type="percentage" office:value="0.920187498838271" table:style-name="ce15">
            <text:p>92,0%</text:p>
          </table:table-cell>
          <table:table-cell office:value-type="float" office:value="4093220" table:style-name="ce13">
            <text:p>4.093.220</text:p>
          </table:table-cell>
          <table:table-cell office:value-type="float" office:value="4029904" table:style-name="ce13">
            <text:p>4.029.904</text:p>
          </table:table-cell>
          <table:table-cell office:value-type="float" office:value="506266" table:style-name="ce13">
            <text:p>506.266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30668" table:style-name="ce14">
            <text:p>1.930.668</text:p>
          </table:table-cell>
          <table:table-cell office:value-type="float" office:value="1876485" table:style-name="ce14">
            <text:p>1.876.485</text:p>
          </table:table-cell>
          <table:table-cell office:value-type="percentage" office:value="0.97193562021020707" table:style-name="ce15">
            <text:p>97,2%</text:p>
          </table:table-cell>
          <table:table-cell office:value-type="float" office:value="902540" table:style-name="ce13">
            <text:p>902.540</text:p>
          </table:table-cell>
          <table:table-cell office:value-type="float" office:value="888736" table:style-name="ce13">
            <text:p>888.736</text:p>
          </table:table-cell>
          <table:table-cell office:value-type="float" office:value="176571" table:style-name="ce13">
            <text:p>176.571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537400" table:style-name="ce7">
            <text:p>53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108079" table:style-name="ce14">
            <text:p>5.108.079</text:p>
          </table:table-cell>
          <table:table-cell office:value-type="float" office:value="4974665" table:style-name="ce14">
            <text:p>4.974.665</text:p>
          </table:table-cell>
          <table:table-cell office:value-type="percentage" office:value="0.97388176651144198" table:style-name="ce15">
            <text:p>97,4%</text:p>
          </table:table-cell>
          <table:table-cell office:value-type="float" office:value="2322822" table:style-name="ce13">
            <text:p>2.322.822</text:p>
          </table:table-cell>
          <table:table-cell office:value-type="float" office:value="2299382" table:style-name="ce13">
            <text:p>2.299.382</text:p>
          </table:table-cell>
          <table:table-cell office:value-type="float" office:value="558579" table:style-name="ce13">
            <text:p>558.579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36757" table:style-name="ce14">
            <text:p>536.757</text:p>
          </table:table-cell>
          <table:table-cell office:value-type="percentage" office:value="0.96312970456033953" table:style-name="ce15">
            <text:p>96,3%</text:p>
          </table:table-cell>
          <table:table-cell office:value-type="float" office:value="262578" table:style-name="ce13">
            <text:p>262.578</text:p>
          </table:table-cell>
          <table:table-cell office:value-type="float" office:value="257683" table:style-name="ce13">
            <text:p>257.683</text:p>
          </table:table-cell>
          <table:table-cell office:value-type="float" office:value="51869" table:style-name="ce13">
            <text:p>51.869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099835" table:style-name="ce7">
            <text:p>8.099.835</text:p>
          </table:table-cell>
          <table:table-cell office:value-type="float" office:value="1820800" table:style-name="ce7">
            <text:p>1.8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464185" table:style-name="ce14">
            <text:p>11.464.185</text:p>
          </table:table-cell>
          <table:table-cell office:value-type="float" office:value="10712625" table:style-name="ce14">
            <text:p>10.712.625</text:p>
          </table:table-cell>
          <table:table-cell office:value-type="percentage" office:value="0.93444278856281537" table:style-name="ce15">
            <text:p>93,4%</text:p>
          </table:table-cell>
          <table:table-cell office:value-type="float" office:value="5428477" table:style-name="ce13">
            <text:p>5.428.477</text:p>
          </table:table-cell>
          <table:table-cell office:value-type="float" office:value="5299118" table:style-name="ce13">
            <text:p>5.299.118</text:p>
          </table:table-cell>
          <table:table-cell office:value-type="float" office:value="697121" table:style-name="ce13">
            <text:p>697.121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423794" table:style-name="ce14">
            <text:p>2.423.794</text:p>
          </table:table-cell>
          <table:table-cell office:value-type="percentage" office:value="0.96674304745380757" table:style-name="ce15">
            <text:p>96,7%</text:p>
          </table:table-cell>
          <table:table-cell office:value-type="float" office:value="1205810" table:style-name="ce13">
            <text:p>1.205.810</text:p>
          </table:table-cell>
          <table:table-cell office:value-type="float" office:value="1175965" table:style-name="ce13">
            <text:p>1.175.965</text:p>
          </table:table-cell>
          <table:table-cell office:value-type="float" office:value="171724" table:style-name="ce13">
            <text:p>171.724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16375" table:style-name="ce14">
            <text:p>1.116.375</text:p>
          </table:table-cell>
          <table:table-cell office:value-type="float" office:value="1091482" table:style-name="ce14">
            <text:p>1.091.482</text:p>
          </table:table-cell>
          <table:table-cell office:value-type="percentage" office:value="0.97770193707311615" table:style-name="ce15">
            <text:p>97,8%</text:p>
          </table:table-cell>
          <table:table-cell office:value-type="float" office:value="533586" table:style-name="ce13">
            <text:p>533.586</text:p>
          </table:table-cell>
          <table:table-cell office:value-type="float" office:value="525208" table:style-name="ce13">
            <text:p>525.208</text:p>
          </table:table-cell>
          <table:table-cell office:value-type="float" office:value="102095" table:style-name="ce13">
            <text:p>102.095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748150" table:style-name="ce7">
            <text:p>2.748.15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819750" table:style-name="ce14">
            <text:p>3.819.750</text:p>
          </table:table-cell>
          <table:table-cell office:value-type="float" office:value="3720983" table:style-name="ce14">
            <text:p>3.720.983</text:p>
          </table:table-cell>
          <table:table-cell office:value-type="percentage" office:value="0.97414307219058838" table:style-name="ce15">
            <text:p>97,4%</text:p>
          </table:table-cell>
          <table:table-cell office:value-type="float" office:value="1829227" table:style-name="ce13">
            <text:p>1.829.227</text:p>
          </table:table-cell>
          <table:table-cell office:value-type="float" office:value="1794157" table:style-name="ce13">
            <text:p>1.794.157</text:p>
          </table:table-cell>
          <table:table-cell office:value-type="float" office:value="337189" table:style-name="ce13">
            <text:p>337.189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2420" table:style-name="ce14">
            <text:p>122.420</text:p>
          </table:table-cell>
          <table:table-cell office:value-type="percentage" office:value="0.86074881349973631" table:style-name="ce15">
            <text:p>86,1%</text:p>
          </table:table-cell>
          <table:table-cell office:value-type="float" office:value="63418" table:style-name="ce13">
            <text:p>63.418</text:p>
          </table:table-cell>
          <table:table-cell office:value-type="float" office:value="60832" table:style-name="ce13">
            <text:p>60.832</text:p>
          </table:table-cell>
          <table:table-cell office:value-type="float" office:value="6304" table:style-name="ce13">
            <text:p>6.304</text:p>
          </table:table-cell>
          <table:table-cell office:value-type="date" office:date-value="2021-12-08T00:00:00" table:style-name="ce16">
            <text:p>08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11406" table:style-name="ce14">
            <text:p>111.406</text:p>
          </table:table-cell>
          <table:table-cell office:value-type="percentage" office:value="0.78955350815024805" table:style-name="ce15">
            <text:p>79,0%</text:p>
          </table:table-cell>
          <table:table-cell office:value-type="float" office:value="60384" table:style-name="ce13">
            <text:p>60.384</text:p>
          </table:table-cell>
          <table:table-cell office:value-type="float" office:value="57811" table:style-name="ce13">
            <text:p>57.811</text:p>
          </table:table-cell>
          <table:table-cell office:value-type="float" office:value="3997" table:style-name="ce13">
            <text:p>3.997</text:p>
          </table:table-cell>
          <table:table-cell office:value-type="date" office:date-value="2021-12-07T00:00:00" table:style-name="ce17">
            <text:p>07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746" table:style-name="ce14">
            <text:p>177.746</text:p>
          </table:table-cell>
          <table:table-cell office:value-type="percentage" office:value="0.83748433362545827" table:style-name="ce15">
            <text:p>83,7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146" table:style-name="ce13">
            <text:p>146</text:p>
          </table:table-cell>
          <table:table-cell office:value-type="date" office:date-value="2021-12-07T00:00:00" table:style-name="ce17">
            <text:p>07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540" table:style-name="ce7">
            <text:p>5.540</text:p>
          </table:table-cell>
          <table:table-cell office:value-type="float" office:value="0" table:style-name="ce7">
            <text:p>0</text:p>
          </table:table-cell>
          <table:table-cell office:value-type="float" office:value="4400" table:style-name="ce13">
            <text:p>4.400</text:p>
          </table:table-cell>
          <table:table-cell office:value-type="float" office:value="9940" table:style-name="ce14">
            <text:p>9.940</text:p>
          </table:table-cell>
          <table:table-cell office:value-type="float" office:value="7829" table:style-name="ce14">
            <text:p>7.829</text:p>
          </table:table-cell>
          <table:table-cell office:value-type="percentage" office:value="0.78762575452716299" table:style-name="ce15">
            <text:p>78,8%</text:p>
          </table:table-cell>
          <table:table-cell office:value-type="float" office:value="5995" table:style-name="ce13">
            <text:p>5.995</text:p>
          </table:table-cell>
          <table:table-cell office:value-type="float" office:value="5688" table:style-name="ce13">
            <text:p>5.688</text:p>
          </table:table-cell>
          <table:table-cell office:value-type="float" office:value="5" table:style-name="ce13">
            <text:p>5</text:p>
          </table:table-cell>
          <table:table-cell office:value-type="date" office:date-value="2021-12-03T00:00:00" table:style-name="ce17">
            <text:p>0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8602639" table:style-name="ce19">
            <text:p>58.602.639</text:p>
          </table:table-cell>
          <table:table-cell office:value-type="float" office:value="12102970" table:style-name="ce20">
            <text:p>12.102.97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615" table:style-name="ce22">
            <text:p>2.150.615</text:p>
          </table:table-cell>
          <table:table-cell office:value-type="float" office:value="81907344" table:style-name="ce23">
            <text:p>81.907.344</text:p>
          </table:table-cell>
          <table:table-cell office:value-type="float" office:value="77653701" table:style-name="ce23">
            <text:p>77.653.701</text:p>
          </table:table-cell>
          <table:table-cell office:value-type="percentage" office:value="0.94806762382625909" table:style-name="ce24">
            <text:p>94,8%</text:p>
          </table:table-cell>
          <table:table-cell office:value-type="float" office:value="38465787" table:style-name="ce23">
            <text:p>38.465.787</text:p>
          </table:table-cell>
          <table:table-cell office:value-type="float" office:value="37684831" table:style-name="ce23">
            <text:p>37.684.831</text:p>
          </table:table-cell>
          <table:table-cell office:value-type="float" office:value="5898138" table:style-name="ce23">
            <text:p>5.898.138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09832" table:style-name="ce31">
            <text:p>6.909.832</text:p>
          </table:table-cell>
          <table:table-cell office:value-type="percentage" office:value="0.92724841401105074" table:style-name="ce32">
            <text:p>92,7%</text:p>
          </table:table-cell>
          <table:table-cell office:value-type="float" office:value="6799730" table:style-name="ce31">
            <text:p>6.799.730</text:p>
          </table:table-cell>
          <table:table-cell office:value-type="percentage" office:value="0.91247353889405158" table:style-name="ce32">
            <text:p>91,2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6523" table:style-name="ce31">
            <text:p>1.076.523</text:p>
          </table:table-cell>
          <table:table-cell office:value-type="percentage" office:value="0.90835551085362498" table:style-name="ce32">
            <text:p>90,8%</text:p>
          </table:table-cell>
          <table:table-cell office:value-type="float" office:value="1056749" table:style-name="ce31">
            <text:p>1.056.749</text:p>
          </table:table-cell>
          <table:table-cell office:value-type="percentage" office:value="0.89167047776875863" table:style-name="ce32">
            <text:p>89,2%</text:p>
          </table:table-cell>
          <table:table-cell office:value-type="date" office:date-value="2021-12-07T00:00:00" table:style-name="ce33">
            <text:p>07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5805" table:style-name="ce31">
            <text:p>875.805</text:p>
          </table:table-cell>
          <table:table-cell office:value-type="percentage" office:value="0.93776601383191616" table:style-name="ce32">
            <text:p>93,8%</text:p>
          </table:table-cell>
          <table:table-cell office:value-type="float" office:value="867769" table:style-name="ce31">
            <text:p>867.769</text:p>
          </table:table-cell>
          <table:table-cell office:value-type="percentage" office:value="0.9291614869256376" table:style-name="ce32">
            <text:p>92,9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74564" table:style-name="ce31">
            <text:p>874.564</text:p>
          </table:table-cell>
          <table:table-cell office:value-type="percentage" office:value="0.84509796911100654" table:style-name="ce32">
            <text:p>84,5%</text:p>
          </table:table-cell>
          <table:table-cell office:value-type="float" office:value="855408" table:style-name="ce31">
            <text:p>855.408</text:p>
          </table:table-cell>
          <table:table-cell office:value-type="percentage" office:value="0.82658737789493719" table:style-name="ce32">
            <text:p>82,7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98084" table:style-name="ce31">
            <text:p>1.698.084</text:p>
          </table:table-cell>
          <table:table-cell office:value-type="percentage" office:value="0.86602739530409933" table:style-name="ce32">
            <text:p>86,6%</text:p>
          </table:table-cell>
          <table:table-cell office:value-type="float" office:value="1652908" table:style-name="ce31">
            <text:p>1.652.908</text:p>
          </table:table-cell>
          <table:table-cell office:value-type="percentage" office:value="0.84298751411432427" table:style-name="ce32">
            <text:p>84,3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6611" table:style-name="ce31">
            <text:p>486.611</text:p>
          </table:table-cell>
          <table:table-cell office:value-type="percentage" office:value="0.92842192827310943" table:style-name="ce32">
            <text:p>92,8%</text:p>
          </table:table-cell>
          <table:table-cell office:value-type="float" office:value="480478" table:style-name="ce31">
            <text:p>480.478</text:p>
          </table:table-cell>
          <table:table-cell office:value-type="percentage" office:value="0.9167205658170634" table:style-name="ce32">
            <text:p>91,7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19954" table:style-name="ce31">
            <text:p>2.019.954</text:p>
          </table:table-cell>
          <table:table-cell office:value-type="percentage" office:value="0.92817976586361972" table:style-name="ce32">
            <text:p>92,8%</text:p>
          </table:table-cell>
          <table:table-cell office:value-type="float" office:value="1981383" table:style-name="ce31">
            <text:p>1.981.383</text:p>
          </table:table-cell>
          <table:table-cell office:value-type="percentage" office:value="0.9104561831735557" table:style-name="ce32">
            <text:p>91,0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34270" table:style-name="ce31">
            <text:p>1.634.270</text:p>
          </table:table-cell>
          <table:table-cell office:value-type="percentage" office:value="0.90351860697573616" table:style-name="ce32">
            <text:p>90,4%</text:p>
          </table:table-cell>
          <table:table-cell office:value-type="float" office:value="1571305" table:style-name="ce31">
            <text:p>1.571.305</text:p>
          </table:table-cell>
          <table:table-cell office:value-type="percentage" office:value="0.86870792753584725" table:style-name="ce32">
            <text:p>86,9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86839" table:style-name="ce31">
            <text:p>6.086.839</text:p>
          </table:table-cell>
          <table:table-cell office:value-type="percentage" office:value="0.88621432190508365" table:style-name="ce32">
            <text:p>88,6%</text:p>
          </table:table-cell>
          <table:table-cell office:value-type="float" office:value="5935512" table:style-name="ce31">
            <text:p>5.935.512</text:p>
          </table:table-cell>
          <table:table-cell office:value-type="percentage" office:value="0.86418184253591834" table:style-name="ce32">
            <text:p>86,4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3220" table:style-name="ce31">
            <text:p>4.093.220</text:p>
          </table:table-cell>
          <table:table-cell office:value-type="percentage" office:value="0.91194327496363448" table:style-name="ce32">
            <text:p>91,2%</text:p>
          </table:table-cell>
          <table:table-cell office:value-type="float" office:value="4029904" table:style-name="ce31">
            <text:p>4.029.904</text:p>
          </table:table-cell>
          <table:table-cell office:value-type="percentage" office:value="0.89783687452642436" table:style-name="ce32">
            <text:p>89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2540" table:style-name="ce31">
            <text:p>902.540</text:p>
          </table:table-cell>
          <table:table-cell office:value-type="percentage" office:value="0.94661734335881653" table:style-name="ce32">
            <text:p>94,7%</text:p>
          </table:table-cell>
          <table:table-cell office:value-type="float" office:value="888736" table:style-name="ce31">
            <text:p>888.736</text:p>
          </table:table-cell>
          <table:table-cell office:value-type="percentage" office:value="0.93213919745090656" table:style-name="ce32">
            <text:p>93,2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2822" table:style-name="ce31">
            <text:p>2.322.822</text:p>
          </table:table-cell>
          <table:table-cell office:value-type="percentage" office:value="0.94635357060937542" table:style-name="ce32">
            <text:p>94,6%</text:p>
          </table:table-cell>
          <table:table-cell office:value-type="float" office:value="2299382" table:style-name="ce31">
            <text:p>2.299.382</text:p>
          </table:table-cell>
          <table:table-cell office:value-type="percentage" office:value="0.93680375245926151" table:style-name="ce32">
            <text:p>93,7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2578" table:style-name="ce31">
            <text:p>262.578</text:p>
          </table:table-cell>
          <table:table-cell office:value-type="percentage" office:value="0.92466809874282496" table:style-name="ce32">
            <text:p>92,5%</text:p>
          </table:table-cell>
          <table:table-cell office:value-type="float" office:value="257683" table:style-name="ce31">
            <text:p>257.683</text:p>
          </table:table-cell>
          <table:table-cell office:value-type="percentage" office:value="0.90743036236222141" table:style-name="ce32">
            <text:p>90,7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28477" table:style-name="ce31">
            <text:p>5.428.477</text:p>
          </table:table-cell>
          <table:table-cell office:value-type="percentage" office:value="0.90808534783822581" table:style-name="ce32">
            <text:p>90,8%</text:p>
          </table:table-cell>
          <table:table-cell office:value-type="float" office:value="5299118" table:style-name="ce31">
            <text:p>5.299.118</text:p>
          </table:table-cell>
          <table:table-cell office:value-type="percentage" office:value="0.88644594280602151" table:style-name="ce32">
            <text:p>88,6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05810" table:style-name="ce31">
            <text:p>1.205.810</text:p>
          </table:table-cell>
          <table:table-cell office:value-type="percentage" office:value="0.92036939648296323" table:style-name="ce32">
            <text:p>92,0%</text:p>
          </table:table-cell>
          <table:table-cell office:value-type="float" office:value="1175965" table:style-name="ce31">
            <text:p>1.175.965</text:p>
          </table:table-cell>
          <table:table-cell office:value-type="percentage" office:value="0.8975893360770667" table:style-name="ce32">
            <text:p>89,8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3586" table:style-name="ce31">
            <text:p>533.586</text:p>
          </table:table-cell>
          <table:table-cell office:value-type="percentage" office:value="0.91783319629692062" table:style-name="ce32">
            <text:p>91,8%</text:p>
          </table:table-cell>
          <table:table-cell office:value-type="float" office:value="525208" table:style-name="ce31">
            <text:p>525.208</text:p>
          </table:table-cell>
          <table:table-cell office:value-type="percentage" office:value="0.90342201137344891" table:style-name="ce32">
            <text:p>90,3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9227" table:style-name="ce31">
            <text:p>1.829.227</text:p>
          </table:table-cell>
          <table:table-cell office:value-type="percentage" office:value="0.92201590469081018" table:style-name="ce32">
            <text:p>92,2%</text:p>
          </table:table-cell>
          <table:table-cell office:value-type="float" office:value="1794157" table:style-name="ce31">
            <text:p>1.794.157</text:p>
          </table:table-cell>
          <table:table-cell office:value-type="percentage" office:value="0.90433898554545167" table:style-name="ce32">
            <text:p>90,4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418" table:style-name="ce31">
            <text:p>63.418</text:p>
          </table:table-cell>
          <table:table-cell office:value-type="percentage" office:value="0.8936518001831889" table:style-name="ce32">
            <text:p>89,4%</text:p>
          </table:table-cell>
          <table:table-cell office:value-type="float" office:value="60832" table:style-name="ce31">
            <text:p>60.832</text:p>
          </table:table-cell>
          <table:table-cell office:value-type="percentage" office:value="0.85721130134573387" table:style-name="ce32">
            <text:p>85,7%</text:p>
          </table:table-cell>
          <table:table-cell office:value-type="date" office:date-value="2021-12-08T00:00:00" table:style-name="ce33">
            <text:p>08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384" table:style-name="ce31">
            <text:p>60.384</text:p>
          </table:table-cell>
          <table:table-cell office:value-type="percentage" office:value="0.85135420925740546" table:style-name="ce32">
            <text:p>85,1%</text:p>
          </table:table-cell>
          <table:table-cell office:value-type="float" office:value="57811" table:style-name="ce31">
            <text:p>57.811</text:p>
          </table:table-cell>
          <table:table-cell office:value-type="percentage" office:value="0.81507747402258657" table:style-name="ce32">
            <text:p>81,5%</text:p>
          </table:table-cell>
          <table:table-cell office:value-type="date" office:date-value="2021-12-07T00:00:00" table:style-name="ce33">
            <text:p>07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2-07T00:00:00" table:style-name="ce33">
            <text:p>07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995" table:style-name="ce31">
            <text:p>5.995</text:p>
          </table:table-cell>
          <table:table-cell office:value-type="string" table:style-name="ce32">
            <text:p>-</text:p>
          </table:table-cell>
          <table:table-cell office:value-type="float" office:value="5688" table:style-name="ce31">
            <text:p>5.688</text:p>
          </table:table-cell>
          <table:table-cell office:value-type="string" table:style-name="ce32">
            <text:p>-</text:p>
          </table:table-cell>
          <table:table-cell office:value-type="date" office:date-value="2021-12-03T00:00:00" table:style-name="ce33">
            <text:p>03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465787" table:style-name="ce34">
            <text:p>38.465.787</text:p>
          </table:table-cell>
          <table:table-cell office:value-type="percentage" office:value="0.9132465572567523" table:style-name="ce24">
            <text:p>91,3%</text:p>
          </table:table-cell>
          <table:table-cell office:value-type="float" office:value="37684831" table:style-name="ce34">
            <text:p>37.684.831</text:p>
          </table:table-cell>
          <table:table-cell office:value-type="percentage" office:value="0.89470526552732521" table:style-name="ce24">
            <text:p>89,5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400" table:style-name="ce43">
            <text:p>434.400</text:p>
          </table:table-cell>
          <table:table-cell office:value-type="percentage" office:value="1" table:style-name="ce44">
            <text:p>100,0%</text:p>
          </table:table-cell>
          <table:table-cell office:value-type="float" office:value="654740" table:style-name="ce43">
            <text:p>654.740</text:p>
          </table:table-cell>
          <table:table-cell office:value-type="percentage" office:value="1" table:style-name="ce44">
            <text:p>100,0%</text:p>
          </table:table-cell>
          <table:table-cell office:value-type="float" office:value="932258" table:style-name="ce43">
            <text:p>932.258</text:p>
          </table:table-cell>
          <table:table-cell office:value-type="percentage" office:value="1" table:style-name="ce44">
            <text:p>100,0%</text:p>
          </table:table-cell>
          <table:table-cell office:value-type="float" office:value="1220587" table:style-name="ce43">
            <text:p>1.220.587</text:p>
          </table:table-cell>
          <table:table-cell office:value-type="percentage" office:value="0.96487489140496485" table:style-name="ce44">
            <text:p>96,5%</text:p>
          </table:table-cell>
          <table:table-cell office:value-type="float" office:value="1260055" table:style-name="ce43">
            <text:p>1.260.055</text:p>
          </table:table-cell>
          <table:table-cell office:value-type="percentage" office:value="0.90971212477817709" table:style-name="ce44">
            <text:p>91,0%</text:p>
          </table:table-cell>
          <table:table-cell office:value-type="float" office:value="942894" table:style-name="ce43">
            <text:p>942.894</text:p>
          </table:table-cell>
          <table:table-cell office:value-type="percentage" office:value="0.82694259075246201" table:style-name="ce44">
            <text:p>82,7%</text:p>
          </table:table-cell>
          <table:table-cell office:value-type="float" office:value="781288" table:style-name="ce43">
            <text:p>781.288</text:p>
          </table:table-cell>
          <table:table-cell office:value-type="percentage" office:value="0.84129595809930735" table:style-name="ce44">
            <text:p>84,1%</text:p>
          </table:table-cell>
          <table:table-cell office:value-type="float" office:value="683610" table:style-name="ce43">
            <text:p>683.610</text:p>
          </table:table-cell>
          <table:table-cell office:value-type="percentage" office:value="0.90796074415565264" table:style-name="ce44">
            <text:p>90,8%</text:p>
          </table:table-cell>
          <table:table-cell office:value-type="float" office:value="6909832" table:style-name="ce43">
            <text:p>6.909.832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724841401105074" table:style-name="ce44">
            <text:p>92,7%</text:p>
          </table:table-cell>
          <table:table-cell office:value-type="percentage" office:value="0.81633937671504841" table:style-name="ce44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481" table:style-name="ce46">
            <text:p>101.481</text:p>
          </table:table-cell>
          <table:table-cell office:value-type="percentage" office:value="1" table:style-name="ce47">
            <text:p>100,0%</text:p>
          </table:table-cell>
          <table:table-cell office:value-type="float" office:value="119511" table:style-name="ce46">
            <text:p>119.511</text:p>
          </table:table-cell>
          <table:table-cell office:value-type="percentage" office:value="1" table:style-name="ce47">
            <text:p>100,0%</text:p>
          </table:table-cell>
          <table:table-cell office:value-type="float" office:value="155050" table:style-name="ce46">
            <text:p>155.050</text:p>
          </table:table-cell>
          <table:table-cell office:value-type="percentage" office:value="0.99157750676293588" table:style-name="ce47">
            <text:p>99,2%</text:p>
          </table:table-cell>
          <table:table-cell office:value-type="float" office:value="186878" table:style-name="ce46">
            <text:p>186.878</text:p>
          </table:table-cell>
          <table:table-cell office:value-type="percentage" office:value="0.94256201264967265" table:style-name="ce47">
            <text:p>94,3%</text:p>
          </table:table-cell>
          <table:table-cell office:value-type="float" office:value="189445" table:style-name="ce46">
            <text:p>189.445</text:p>
          </table:table-cell>
          <table:table-cell office:value-type="percentage" office:value="0.88137320126731278" table:style-name="ce47">
            <text:p>88,1%</text:p>
          </table:table-cell>
          <table:table-cell office:value-type="float" office:value="127961" table:style-name="ce46">
            <text:p>127.961</text:p>
          </table:table-cell>
          <table:table-cell office:value-type="percentage" office:value="0.77889168888401938" table:style-name="ce47">
            <text:p>77,9%</text:p>
          </table:table-cell>
          <table:table-cell office:value-type="float" office:value="106340" table:style-name="ce46">
            <text:p>106.340</text:p>
          </table:table-cell>
          <table:table-cell office:value-type="percentage" office:value="0.81548454383018532" table:style-name="ce47">
            <text:p>81,5%</text:p>
          </table:table-cell>
          <table:table-cell office:value-type="float" office:value="89857" table:style-name="ce46">
            <text:p>89.857</text:p>
          </table:table-cell>
          <table:table-cell office:value-type="percentage" office:value="0.87147581685400888" table:style-name="ce47">
            <text:p>87,1%</text:p>
          </table:table-cell>
          <table:table-cell office:value-type="float" office:value="1076523" table:style-name="ce46">
            <text:p>1.076.523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835551085362498" table:style-name="ce47">
            <text:p>90,8%</text:p>
          </table:table-cell>
          <table:table-cell office:value-type="percentage" office:value="0.80978658648960311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24" table:style-name="ce46">
            <text:p>89.024</text:p>
          </table:table-cell>
          <table:table-cell office:value-type="percentage" office:value="1" table:style-name="ce47">
            <text:p>100,0%</text:p>
          </table:table-cell>
          <table:table-cell office:value-type="float" office:value="114440" table:style-name="ce46">
            <text:p>114.440</text:p>
          </table:table-cell>
          <table:table-cell office:value-type="percentage" office:value="1" table:style-name="ce47">
            <text:p>100,0%</text:p>
          </table:table-cell>
          <table:table-cell office:value-type="float" office:value="148386" table:style-name="ce46">
            <text:p>148.386</text:p>
          </table:table-cell>
          <table:table-cell office:value-type="percentage" office:value="0.99154037366690717" table:style-name="ce47">
            <text:p>99,2%</text:p>
          </table:table-cell>
          <table:table-cell office:value-type="float" office:value="153443" table:style-name="ce46">
            <text:p>153.443</text:p>
          </table:table-cell>
          <table:table-cell office:value-type="percentage" office:value="0.94342279197024193" table:style-name="ce47">
            <text:p>94,3%</text:p>
          </table:table-cell>
          <table:table-cell office:value-type="float" office:value="151110" table:style-name="ce46">
            <text:p>151.110</text:p>
          </table:table-cell>
          <table:table-cell office:value-type="percentage" office:value="0.90488822884791575" table:style-name="ce47">
            <text:p>90,5%</text:p>
          </table:table-cell>
          <table:table-cell office:value-type="float" office:value="91447" table:style-name="ce46">
            <text:p>91.447</text:p>
          </table:table-cell>
          <table:table-cell office:value-type="percentage" office:value="0.79900568802369576" table:style-name="ce47">
            <text:p>79,9%</text:p>
          </table:table-cell>
          <table:table-cell office:value-type="float" office:value="67082" table:style-name="ce46">
            <text:p>67.082</text:p>
          </table:table-cell>
          <table:table-cell office:value-type="percentage" office:value="0.84794782015143277" table:style-name="ce47">
            <text:p>84,8%</text:p>
          </table:table-cell>
          <table:table-cell office:value-type="float" office:value="60873" table:style-name="ce46">
            <text:p>60.873</text:p>
          </table:table-cell>
          <table:table-cell office:value-type="percentage" office:value="0.95114062499999996" table:style-name="ce47">
            <text:p>95,1%</text:p>
          </table:table-cell>
          <table:table-cell office:value-type="float" office:value="875805" table:style-name="ce46">
            <text:p>875.80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776601383191616" table:style-name="ce47">
            <text:p>93,8%</text:p>
          </table:table-cell>
          <table:table-cell office:value-type="percentage" office:value="0.8596571991707761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51" table:style-name="ce46">
            <text:p>51.651</text:p>
          </table:table-cell>
          <table:table-cell office:value-type="percentage" office:value="1" table:style-name="ce47">
            <text:p>100,0%</text:p>
          </table:table-cell>
          <table:table-cell office:value-type="float" office:value="79562" table:style-name="ce46">
            <text:p>79.562</text:p>
          </table:table-cell>
          <table:table-cell office:value-type="percentage" office:value="0.98815142331958861" table:style-name="ce47">
            <text:p>98,8%</text:p>
          </table:table-cell>
          <table:table-cell office:value-type="float" office:value="111179" table:style-name="ce46">
            <text:p>111.179</text:p>
          </table:table-cell>
          <table:table-cell office:value-type="percentage" office:value="0.94837542970715938" table:style-name="ce47">
            <text:p>94,8%</text:p>
          </table:table-cell>
          <table:table-cell office:value-type="float" office:value="151843" table:style-name="ce46">
            <text:p>151.843</text:p>
          </table:table-cell>
          <table:table-cell office:value-type="percentage" office:value="0.91583683661344895" table:style-name="ce47">
            <text:p>91,6%</text:p>
          </table:table-cell>
          <table:table-cell office:value-type="float" office:value="170772" table:style-name="ce46">
            <text:p>170.772</text:p>
          </table:table-cell>
          <table:table-cell office:value-type="percentage" office:value="0.82829870205459522" table:style-name="ce47">
            <text:p>82,8%</text:p>
          </table:table-cell>
          <table:table-cell office:value-type="float" office:value="131150" table:style-name="ce46">
            <text:p>131.150</text:p>
          </table:table-cell>
          <table:table-cell office:value-type="percentage" office:value="0.71986475434580954" table:style-name="ce47">
            <text:p>72,0%</text:p>
          </table:table-cell>
          <table:table-cell office:value-type="float" office:value="100811" table:style-name="ce46">
            <text:p>100.811</text:p>
          </table:table-cell>
          <table:table-cell office:value-type="percentage" office:value="0.73082164967885055" table:style-name="ce47">
            <text:p>73,1%</text:p>
          </table:table-cell>
          <table:table-cell office:value-type="float" office:value="77596" table:style-name="ce46">
            <text:p>77.596</text:p>
          </table:table-cell>
          <table:table-cell office:value-type="percentage" office:value="0.81269375785504816" table:style-name="ce47">
            <text:p>81,3%</text:p>
          </table:table-cell>
          <table:table-cell office:value-type="float" office:value="874564" table:style-name="ce46">
            <text:p>874.56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509796911100654" table:style-name="ce47">
            <text:p>84,5%</text:p>
          </table:table-cell>
          <table:table-cell office:value-type="percentage" office:value="0.74650610348915913" table:style-name="ce47">
            <text:p>7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634" table:style-name="ce46">
            <text:p>93.634</text:p>
          </table:table-cell>
          <table:table-cell office:value-type="percentage" office:value="1" table:style-name="ce47">
            <text:p>100,0%</text:p>
          </table:table-cell>
          <table:table-cell office:value-type="float" office:value="152826" table:style-name="ce46">
            <text:p>152.826</text:p>
          </table:table-cell>
          <table:table-cell office:value-type="percentage" office:value="0.98896661511282524" table:style-name="ce47">
            <text:p>98,9%</text:p>
          </table:table-cell>
          <table:table-cell office:value-type="float" office:value="225929" table:style-name="ce46">
            <text:p>225.929</text:p>
          </table:table-cell>
          <table:table-cell office:value-type="percentage" office:value="0.96102376941793" table:style-name="ce47">
            <text:p>96,1%</text:p>
          </table:table-cell>
          <table:table-cell office:value-type="float" office:value="322422" table:style-name="ce46">
            <text:p>322.422</text:p>
          </table:table-cell>
          <table:table-cell office:value-type="percentage" office:value="0.91986009038206962" table:style-name="ce47">
            <text:p>92,0%</text:p>
          </table:table-cell>
          <table:table-cell office:value-type="float" office:value="320364" table:style-name="ce46">
            <text:p>320.364</text:p>
          </table:table-cell>
          <table:table-cell office:value-type="percentage" office:value="0.82584217527144488" table:style-name="ce47">
            <text:p>82,6%</text:p>
          </table:table-cell>
          <table:table-cell office:value-type="float" office:value="232949" table:style-name="ce46">
            <text:p>232.949</text:p>
          </table:table-cell>
          <table:table-cell office:value-type="percentage" office:value="0.74919114667421383" table:style-name="ce47">
            <text:p>74,9%</text:p>
          </table:table-cell>
          <table:table-cell office:value-type="float" office:value="192200" table:style-name="ce46">
            <text:p>192.200</text:p>
          </table:table-cell>
          <table:table-cell office:value-type="percentage" office:value="0.76346187457298564" table:style-name="ce47">
            <text:p>76,3%</text:p>
          </table:table-cell>
          <table:table-cell office:value-type="float" office:value="157760" table:style-name="ce46">
            <text:p>157.760</text:p>
          </table:table-cell>
          <table:table-cell office:value-type="percentage" office:value="0.87743399500547836" table:style-name="ce47">
            <text:p>87,7%</text:p>
          </table:table-cell>
          <table:table-cell office:value-type="float" office:value="1698084" table:style-name="ce46">
            <text:p>1.698.08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602739530409933" table:style-name="ce47">
            <text:p>86,6%</text:p>
          </table:table-cell>
          <table:table-cell office:value-type="percentage" office:value="0.78038669970661112" table:style-name="ce47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74" table:style-name="ce46">
            <text:p>42.474</text:p>
          </table:table-cell>
          <table:table-cell office:value-type="percentage" office:value="1" table:style-name="ce47">
            <text:p>100,0%</text:p>
          </table:table-cell>
          <table:table-cell office:value-type="float" office:value="56065" table:style-name="ce46">
            <text:p>56.065</text:p>
          </table:table-cell>
          <table:table-cell office:value-type="percentage" office:value="1" table:style-name="ce47">
            <text:p>100,0%</text:p>
          </table:table-cell>
          <table:table-cell office:value-type="float" office:value="76883" table:style-name="ce46">
            <text:p>76.883</text:p>
          </table:table-cell>
          <table:table-cell office:value-type="percentage" office:value="0.99402676320382699" table:style-name="ce47">
            <text:p>99,4%</text:p>
          </table:table-cell>
          <table:table-cell office:value-type="float" office:value="84624" table:style-name="ce46">
            <text:p>84.624</text:p>
          </table:table-cell>
          <table:table-cell office:value-type="percentage" office:value="0.94064292383620118" table:style-name="ce47">
            <text:p>94,1%</text:p>
          </table:table-cell>
          <table:table-cell office:value-type="float" office:value="88553" table:style-name="ce46">
            <text:p>88.553</text:p>
          </table:table-cell>
          <table:table-cell office:value-type="percentage" office:value="0.90573699229817217" table:style-name="ce47">
            <text:p>90,6%</text:p>
          </table:table-cell>
          <table:table-cell office:value-type="float" office:value="55457" table:style-name="ce46">
            <text:p>55.457</text:p>
          </table:table-cell>
          <table:table-cell office:value-type="percentage" office:value="0.78692548919444327" table:style-name="ce47">
            <text:p>78,7%</text:p>
          </table:table-cell>
          <table:table-cell office:value-type="float" office:value="42025" table:style-name="ce46">
            <text:p>42.025</text:p>
          </table:table-cell>
          <table:table-cell office:value-type="percentage" office:value="0.83209583209583204" table:style-name="ce47">
            <text:p>83,2%</text:p>
          </table:table-cell>
          <table:table-cell office:value-type="float" office:value="40530" table:style-name="ce46">
            <text:p>40.530</text:p>
          </table:table-cell>
          <table:table-cell office:value-type="percentage" office:value="0.92191160748811496" table:style-name="ce47">
            <text:p>92,2%</text:p>
          </table:table-cell>
          <table:table-cell office:value-type="float" office:value="486611" table:style-name="ce46">
            <text:p>486.611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842192827310943" table:style-name="ce47">
            <text:p>92,8%</text:p>
          </table:table-cell>
          <table:table-cell office:value-type="percentage" office:value="0.83480326982956055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729" table:style-name="ce46">
            <text:p>229.729</text:p>
          </table:table-cell>
          <table:table-cell office:value-type="percentage" office:value="1" table:style-name="ce47">
            <text:p>100,0%</text:p>
          </table:table-cell>
          <table:table-cell office:value-type="float" office:value="251801" table:style-name="ce46">
            <text:p>251.801</text:p>
          </table:table-cell>
          <table:table-cell office:value-type="percentage" office:value="1" table:style-name="ce47">
            <text:p>100,0%</text:p>
          </table:table-cell>
          <table:table-cell office:value-type="float" office:value="322502" table:style-name="ce46">
            <text:p>322.502</text:p>
          </table:table-cell>
          <table:table-cell office:value-type="percentage" office:value="1" table:style-name="ce47">
            <text:p>100,0%</text:p>
          </table:table-cell>
          <table:table-cell office:value-type="float" office:value="354513" table:style-name="ce46">
            <text:p>354.513</text:p>
          </table:table-cell>
          <table:table-cell office:value-type="percentage" office:value="0.93005312520495831" table:style-name="ce47">
            <text:p>93,0%</text:p>
          </table:table-cell>
          <table:table-cell office:value-type="float" office:value="322580" table:style-name="ce46">
            <text:p>322.580</text:p>
          </table:table-cell>
          <table:table-cell office:value-type="percentage" office:value="0.88790410261350661" table:style-name="ce47">
            <text:p>88,8%</text:p>
          </table:table-cell>
          <table:table-cell office:value-type="float" office:value="215027" table:style-name="ce46">
            <text:p>215.027</text:p>
          </table:table-cell>
          <table:table-cell office:value-type="percentage" office:value="0.80298973422510023" table:style-name="ce47">
            <text:p>80,3%</text:p>
          </table:table-cell>
          <table:table-cell office:value-type="float" office:value="176299" table:style-name="ce46">
            <text:p>176.299</text:p>
          </table:table-cell>
          <table:table-cell office:value-type="percentage" office:value="0.83551652559642853" table:style-name="ce47">
            <text:p>83,6%</text:p>
          </table:table-cell>
          <table:table-cell office:value-type="float" office:value="147503" table:style-name="ce46">
            <text:p>147.503</text:p>
          </table:table-cell>
          <table:table-cell office:value-type="percentage" office:value="0.89210847818461125" table:style-name="ce47">
            <text:p>89,2%</text:p>
          </table:table-cell>
          <table:table-cell office:value-type="float" office:value="2019954" table:style-name="ce46">
            <text:p>2.019.95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817976586361972" table:style-name="ce47">
            <text:p>92,8%</text:p>
          </table:table-cell>
          <table:table-cell office:value-type="percentage" office:value="0.8434334703735159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778" table:style-name="ce46">
            <text:p>138.778</text:p>
          </table:table-cell>
          <table:table-cell office:value-type="percentage" office:value="1" table:style-name="ce47">
            <text:p>100,0%</text:p>
          </table:table-cell>
          <table:table-cell office:value-type="float" office:value="159082" table:style-name="ce46">
            <text:p>159.082</text:p>
          </table:table-cell>
          <table:table-cell office:value-type="percentage" office:value="0.99988057900327465" table:style-name="ce47">
            <text:p>100,0%</text:p>
          </table:table-cell>
          <table:table-cell office:value-type="float" office:value="223867" table:style-name="ce46">
            <text:p>223.867</text:p>
          </table:table-cell>
          <table:table-cell office:value-type="percentage" office:value="1" table:style-name="ce47">
            <text:p>100,0%</text:p>
          </table:table-cell>
          <table:table-cell office:value-type="float" office:value="287535" table:style-name="ce46">
            <text:p>287.535</text:p>
          </table:table-cell>
          <table:table-cell office:value-type="percentage" office:value="0.93514007506228092" table:style-name="ce47">
            <text:p>93,5%</text:p>
          </table:table-cell>
          <table:table-cell office:value-type="float" office:value="288816" table:style-name="ce46">
            <text:p>288.816</text:p>
          </table:table-cell>
          <table:table-cell office:value-type="percentage" office:value="0.87359840292796542" table:style-name="ce47">
            <text:p>87,4%</text:p>
          </table:table-cell>
          <table:table-cell office:value-type="float" office:value="207955" table:style-name="ce46">
            <text:p>207.955</text:p>
          </table:table-cell>
          <table:table-cell office:value-type="percentage" office:value="0.78207678797748037" table:style-name="ce47">
            <text:p>78,2%</text:p>
          </table:table-cell>
          <table:table-cell office:value-type="float" office:value="175707" table:style-name="ce46">
            <text:p>175.707</text:p>
          </table:table-cell>
          <table:table-cell office:value-type="percentage" office:value="0.80566649395430301" table:style-name="ce47">
            <text:p>80,6%</text:p>
          </table:table-cell>
          <table:table-cell office:value-type="float" office:value="152530" table:style-name="ce46">
            <text:p>152.530</text:p>
          </table:table-cell>
          <table:table-cell office:value-type="percentage" office:value="0.87675028165451907" table:style-name="ce47">
            <text:p>87,7%</text:p>
          </table:table-cell>
          <table:table-cell office:value-type="float" office:value="1634270" table:style-name="ce46">
            <text:p>1.634.27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351860697573616" table:style-name="ce47">
            <text:p>90,4%</text:p>
          </table:table-cell>
          <table:table-cell office:value-type="percentage" office:value="0.79906768021646557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651" table:style-name="ce46">
            <text:p>459.651</text:p>
          </table:table-cell>
          <table:table-cell office:value-type="percentage" office:value="1" table:style-name="ce47">
            <text:p>100,0%</text:p>
          </table:table-cell>
          <table:table-cell office:value-type="float" office:value="619802" table:style-name="ce46">
            <text:p>619.802</text:p>
          </table:table-cell>
          <table:table-cell office:value-type="percentage" office:value="0.9756175113176303" table:style-name="ce47">
            <text:p>97,6%</text:p>
          </table:table-cell>
          <table:table-cell office:value-type="float" office:value="803869" table:style-name="ce46">
            <text:p>803.869</text:p>
          </table:table-cell>
          <table:table-cell office:value-type="percentage" office:value="0.95974732086572812" table:style-name="ce47">
            <text:p>96,0%</text:p>
          </table:table-cell>
          <table:table-cell office:value-type="float" office:value="1033910" table:style-name="ce46">
            <text:p>1.033.910</text:p>
          </table:table-cell>
          <table:table-cell office:value-type="percentage" office:value="0.94699481580538203" table:style-name="ce47">
            <text:p>94,7%</text:p>
          </table:table-cell>
          <table:table-cell office:value-type="float" office:value="1145471" table:style-name="ce46">
            <text:p>1.145.471</text:p>
          </table:table-cell>
          <table:table-cell office:value-type="percentage" office:value="0.86991961298798937" table:style-name="ce47">
            <text:p>87,0%</text:p>
          </table:table-cell>
          <table:table-cell office:value-type="float" office:value="803608" table:style-name="ce46">
            <text:p>803.608</text:p>
          </table:table-cell>
          <table:table-cell office:value-type="percentage" office:value="0.76925904511741705" table:style-name="ce47">
            <text:p>76,9%</text:p>
          </table:table-cell>
          <table:table-cell office:value-type="float" office:value="667338" table:style-name="ce46">
            <text:p>667.338</text:p>
          </table:table-cell>
          <table:table-cell office:value-type="percentage" office:value="0.79545852777628778" table:style-name="ce47">
            <text:p>79,5%</text:p>
          </table:table-cell>
          <table:table-cell office:value-type="float" office:value="553190" table:style-name="ce46">
            <text:p>553.190</text:p>
          </table:table-cell>
          <table:table-cell office:value-type="percentage" office:value="0.84306410268133369" table:style-name="ce47">
            <text:p>84,3%</text:p>
          </table:table-cell>
          <table:table-cell office:value-type="float" office:value="6086839" table:style-name="ce46">
            <text:p>6.086.83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8621432190508365" table:style-name="ce47">
            <text:p>88,6%</text:p>
          </table:table-cell>
          <table:table-cell office:value-type="percentage" office:value="0.7823218853235128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61" table:style-name="ce46">
            <text:p>297.561</text:p>
          </table:table-cell>
          <table:table-cell office:value-type="percentage" office:value="1" table:style-name="ce47">
            <text:p>100,0%</text:p>
          </table:table-cell>
          <table:table-cell office:value-type="float" office:value="434964" table:style-name="ce46">
            <text:p>434.964</text:p>
          </table:table-cell>
          <table:table-cell office:value-type="percentage" office:value="0.99338147635556406" table:style-name="ce47">
            <text:p>99,3%</text:p>
          </table:table-cell>
          <table:table-cell office:value-type="float" office:value="571119" table:style-name="ce46">
            <text:p>571.119</text:p>
          </table:table-cell>
          <table:table-cell office:value-type="percentage" office:value="0.98345352729677238" table:style-name="ce47">
            <text:p>98,3%</text:p>
          </table:table-cell>
          <table:table-cell office:value-type="float" office:value="716145" table:style-name="ce46">
            <text:p>716.145</text:p>
          </table:table-cell>
          <table:table-cell office:value-type="percentage" office:value="0.95189769437510463" table:style-name="ce47">
            <text:p>95,2%</text:p>
          </table:table-cell>
          <table:table-cell office:value-type="float" office:value="755017" table:style-name="ce46">
            <text:p>755.017</text:p>
          </table:table-cell>
          <table:table-cell office:value-type="percentage" office:value="0.88659891872595664" table:style-name="ce47">
            <text:p>88,7%</text:p>
          </table:table-cell>
          <table:table-cell office:value-type="float" office:value="513288" table:style-name="ce46">
            <text:p>513.288</text:p>
          </table:table-cell>
          <table:table-cell office:value-type="percentage" office:value="0.79118439975399191" table:style-name="ce47">
            <text:p>79,1%</text:p>
          </table:table-cell>
          <table:table-cell office:value-type="float" office:value="428850" table:style-name="ce46">
            <text:p>428.850</text:p>
          </table:table-cell>
          <table:table-cell office:value-type="percentage" office:value="0.83090175654781973" table:style-name="ce47">
            <text:p>83,1%</text:p>
          </table:table-cell>
          <table:table-cell office:value-type="float" office:value="376276" table:style-name="ce46">
            <text:p>376.276</text:p>
          </table:table-cell>
          <table:table-cell office:value-type="percentage" office:value="0.88633338908112713" table:style-name="ce47">
            <text:p>88,6%</text:p>
          </table:table-cell>
          <table:table-cell office:value-type="float" office:value="4093220" table:style-name="ce46">
            <text:p>4.093.2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94327496363448" table:style-name="ce47">
            <text:p>91,2%</text:p>
          </table:table-cell>
          <table:table-cell office:value-type="percentage" office:value="0.8093601534241331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32" table:style-name="ce46">
            <text:p>78.332</text:p>
          </table:table-cell>
          <table:table-cell office:value-type="percentage" office:value="1" table:style-name="ce47">
            <text:p>100,0%</text:p>
          </table:table-cell>
          <table:table-cell office:value-type="float" office:value="96025" table:style-name="ce46">
            <text:p>96.025</text:p>
          </table:table-cell>
          <table:table-cell office:value-type="percentage" office:value="1" table:style-name="ce47">
            <text:p>100,0%</text:p>
          </table:table-cell>
          <table:table-cell office:value-type="float" office:value="133072" table:style-name="ce46">
            <text:p>133.072</text:p>
          </table:table-cell>
          <table:table-cell office:value-type="percentage" office:value="1" table:style-name="ce47">
            <text:p>100,0%</text:p>
          </table:table-cell>
          <table:table-cell office:value-type="float" office:value="161817" table:style-name="ce46">
            <text:p>161.817</text:p>
          </table:table-cell>
          <table:table-cell office:value-type="percentage" office:value="0.95627482034795763" table:style-name="ce47">
            <text:p>95,6%</text:p>
          </table:table-cell>
          <table:table-cell office:value-type="float" office:value="146674" table:style-name="ce46">
            <text:p>146.674</text:p>
          </table:table-cell>
          <table:table-cell office:value-type="percentage" office:value="0.91962080078247455" table:style-name="ce47">
            <text:p>92,0%</text:p>
          </table:table-cell>
          <table:table-cell office:value-type="float" office:value="113783" table:style-name="ce46">
            <text:p>113.783</text:p>
          </table:table-cell>
          <table:table-cell office:value-type="percentage" office:value="0.85244120798028156" table:style-name="ce47">
            <text:p>85,2%</text:p>
          </table:table-cell>
          <table:table-cell office:value-type="float" office:value="94340" table:style-name="ce46">
            <text:p>94.340</text:p>
          </table:table-cell>
          <table:table-cell office:value-type="percentage" office:value="0.83250970702435578" table:style-name="ce47">
            <text:p>83,3%</text:p>
          </table:table-cell>
          <table:table-cell office:value-type="float" office:value="78497" table:style-name="ce46">
            <text:p>78.497</text:p>
          </table:table-cell>
          <table:table-cell office:value-type="percentage" office:value="0.92621828908554571" table:style-name="ce47">
            <text:p>92,6%</text:p>
          </table:table-cell>
          <table:table-cell office:value-type="float" office:value="902540" table:style-name="ce46">
            <text:p>902.54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661734335881653" table:style-name="ce47">
            <text:p>94,7%</text:p>
          </table:table-cell>
          <table:table-cell office:value-type="percentage" office:value="0.84826224380561044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12" table:style-name="ce46">
            <text:p>242.612</text:p>
          </table:table-cell>
          <table:table-cell office:value-type="percentage" office:value="1" table:style-name="ce47">
            <text:p>100,0%</text:p>
          </table:table-cell>
          <table:table-cell office:value-type="float" office:value="291690" table:style-name="ce46">
            <text:p>291.690</text:p>
          </table:table-cell>
          <table:table-cell office:value-type="percentage" office:value="1" table:style-name="ce47">
            <text:p>100,0%</text:p>
          </table:table-cell>
          <table:table-cell office:value-type="float" office:value="347049" table:style-name="ce46">
            <text:p>347.049</text:p>
          </table:table-cell>
          <table:table-cell office:value-type="percentage" office:value="1" table:style-name="ce47">
            <text:p>100,0%</text:p>
          </table:table-cell>
          <table:table-cell office:value-type="float" office:value="392208" table:style-name="ce46">
            <text:p>392.208</text:p>
          </table:table-cell>
          <table:table-cell office:value-type="percentage" office:value="0.96629374040686" table:style-name="ce47">
            <text:p>96,6%</text:p>
          </table:table-cell>
          <table:table-cell office:value-type="float" office:value="410061" table:style-name="ce46">
            <text:p>410.061</text:p>
          </table:table-cell>
          <table:table-cell office:value-type="percentage" office:value="0.92518405039472407" table:style-name="ce47">
            <text:p>92,5%</text:p>
          </table:table-cell>
          <table:table-cell office:value-type="float" office:value="266048" table:style-name="ce46">
            <text:p>266.048</text:p>
          </table:table-cell>
          <table:table-cell office:value-type="percentage" office:value="0.82263889576015437" table:style-name="ce47">
            <text:p>82,3%</text:p>
          </table:table-cell>
          <table:table-cell office:value-type="float" office:value="201368" table:style-name="ce46">
            <text:p>201.368</text:p>
          </table:table-cell>
          <table:table-cell office:value-type="percentage" office:value="0.87179464977638854" table:style-name="ce47">
            <text:p>87,2%</text:p>
          </table:table-cell>
          <table:table-cell office:value-type="float" office:value="171786" table:style-name="ce46">
            <text:p>171.786</text:p>
          </table:table-cell>
          <table:table-cell office:value-type="percentage" office:value="0.95432955385068363" table:style-name="ce47">
            <text:p>95,4%</text:p>
          </table:table-cell>
          <table:table-cell office:value-type="float" office:value="2322822" table:style-name="ce46">
            <text:p>2.322.82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635357060937542" table:style-name="ce47">
            <text:p>94,6%</text:p>
          </table:table-cell>
          <table:table-cell office:value-type="percentage" office:value="0.8597252443631494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02" table:style-name="ce46">
            <text:p>23.402</text:p>
          </table:table-cell>
          <table:table-cell office:value-type="percentage" office:value="1" table:style-name="ce47">
            <text:p>100,0%</text:p>
          </table:table-cell>
          <table:table-cell office:value-type="float" office:value="28704" table:style-name="ce46">
            <text:p>28.704</text:p>
          </table:table-cell>
          <table:table-cell office:value-type="percentage" office:value="1" table:style-name="ce47">
            <text:p>100,0%</text:p>
          </table:table-cell>
          <table:table-cell office:value-type="float" office:value="38162" table:style-name="ce46">
            <text:p>38.162</text:p>
          </table:table-cell>
          <table:table-cell office:value-type="percentage" office:value="1" table:style-name="ce47">
            <text:p>100,0%</text:p>
          </table:table-cell>
          <table:table-cell office:value-type="float" office:value="45564" table:style-name="ce46">
            <text:p>45.564</text:p>
          </table:table-cell>
          <table:table-cell office:value-type="percentage" office:value="0.95594159113796573" table:style-name="ce47">
            <text:p>95,6%</text:p>
          </table:table-cell>
          <table:table-cell office:value-type="float" office:value="47846" table:style-name="ce46">
            <text:p>47.846</text:p>
          </table:table-cell>
          <table:table-cell office:value-type="percentage" office:value="0.90365837535648852" table:style-name="ce47">
            <text:p>90,4%</text:p>
          </table:table-cell>
          <table:table-cell office:value-type="float" office:value="31676" table:style-name="ce46">
            <text:p>31.676</text:p>
          </table:table-cell>
          <table:table-cell office:value-type="percentage" office:value="0.80561560568681811" table:style-name="ce47">
            <text:p>80,6%</text:p>
          </table:table-cell>
          <table:table-cell office:value-type="float" office:value="24674" table:style-name="ce46">
            <text:p>24.674</text:p>
          </table:table-cell>
          <table:table-cell office:value-type="percentage" office:value="0.81009915293190626" table:style-name="ce47">
            <text:p>81,0%</text:p>
          </table:table-cell>
          <table:table-cell office:value-type="float" office:value="22550" table:style-name="ce46">
            <text:p>22.550</text:p>
          </table:table-cell>
          <table:table-cell office:value-type="percentage" office:value="0.88320538931536896" table:style-name="ce47">
            <text:p>88,3%</text:p>
          </table:table-cell>
          <table:table-cell office:value-type="float" office:value="262578" table:style-name="ce46">
            <text:p>262.578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466809874282496" table:style-name="ce47">
            <text:p>92,5%</text:p>
          </table:table-cell>
          <table:table-cell office:value-type="percentage" office:value="0.82077683377407673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69" table:style-name="ce46">
            <text:p>374.869</text:p>
          </table:table-cell>
          <table:table-cell office:value-type="percentage" office:value="1" table:style-name="ce47">
            <text:p>100,0%</text:p>
          </table:table-cell>
          <table:table-cell office:value-type="float" office:value="512450" table:style-name="ce46">
            <text:p>512.450</text:p>
          </table:table-cell>
          <table:table-cell office:value-type="percentage" office:value="0.97408954134439374" table:style-name="ce47">
            <text:p>97,4%</text:p>
          </table:table-cell>
          <table:table-cell office:value-type="float" office:value="692122" table:style-name="ce46">
            <text:p>692.122</text:p>
          </table:table-cell>
          <table:table-cell office:value-type="percentage" office:value="0.98407417360160265" table:style-name="ce47">
            <text:p>98,4%</text:p>
          </table:table-cell>
          <table:table-cell office:value-type="float" office:value="947250" table:style-name="ce46">
            <text:p>947.250</text:p>
          </table:table-cell>
          <table:table-cell office:value-type="percentage" office:value="0.97375262520007033" table:style-name="ce47">
            <text:p>97,4%</text:p>
          </table:table-cell>
          <table:table-cell office:value-type="float" office:value="1044986" table:style-name="ce46">
            <text:p>1.044.986</text:p>
          </table:table-cell>
          <table:table-cell office:value-type="percentage" office:value="0.89623669885443125" table:style-name="ce47">
            <text:p>89,6%</text:p>
          </table:table-cell>
          <table:table-cell office:value-type="float" office:value="767076" table:style-name="ce46">
            <text:p>767.076</text:p>
          </table:table-cell>
          <table:table-cell office:value-type="percentage" office:value="0.80775451750136895" table:style-name="ce47">
            <text:p>80,8%</text:p>
          </table:table-cell>
          <table:table-cell office:value-type="float" office:value="620413" table:style-name="ce46">
            <text:p>620.413</text:p>
          </table:table-cell>
          <table:table-cell office:value-type="percentage" office:value="0.83560119869355876" table:style-name="ce47">
            <text:p>83,6%</text:p>
          </table:table-cell>
          <table:table-cell office:value-type="float" office:value="469311" table:style-name="ce46">
            <text:p>469.311</text:p>
          </table:table-cell>
          <table:table-cell office:value-type="percentage" office:value="0.84783268478272655" table:style-name="ce47">
            <text:p>84,8%</text:p>
          </table:table-cell>
          <table:table-cell office:value-type="float" office:value="5428477" table:style-name="ce46">
            <text:p>5.428.47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08534783822581" table:style-name="ce47">
            <text:p>90,8%</text:p>
          </table:table-cell>
          <table:table-cell office:value-type="percentage" office:value="0.8006735509495142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85" table:style-name="ce46">
            <text:p>74.085</text:p>
          </table:table-cell>
          <table:table-cell office:value-type="percentage" office:value="1" table:style-name="ce47">
            <text:p>100,0%</text:p>
          </table:table-cell>
          <table:table-cell office:value-type="float" office:value="103582" table:style-name="ce46">
            <text:p>103.582</text:p>
          </table:table-cell>
          <table:table-cell office:value-type="percentage" office:value="1" table:style-name="ce47">
            <text:p>100,0%</text:p>
          </table:table-cell>
          <table:table-cell office:value-type="float" office:value="148942" table:style-name="ce46">
            <text:p>148.942</text:p>
          </table:table-cell>
          <table:table-cell office:value-type="percentage" office:value="1" table:style-name="ce47">
            <text:p>100,0%</text:p>
          </table:table-cell>
          <table:table-cell office:value-type="float" office:value="208356" table:style-name="ce46">
            <text:p>208.356</text:p>
          </table:table-cell>
          <table:table-cell office:value-type="percentage" office:value="0.97702292080879316" table:style-name="ce47">
            <text:p>97,7%</text:p>
          </table:table-cell>
          <table:table-cell office:value-type="float" office:value="233499" table:style-name="ce46">
            <text:p>233.499</text:p>
          </table:table-cell>
          <table:table-cell office:value-type="percentage" office:value="0.91871953162808817" table:style-name="ce47">
            <text:p>91,9%</text:p>
          </table:table-cell>
          <table:table-cell office:value-type="float" office:value="169994" table:style-name="ce46">
            <text:p>169.994</text:p>
          </table:table-cell>
          <table:table-cell office:value-type="percentage" office:value="0.81335674607541519" table:style-name="ce47">
            <text:p>81,3%</text:p>
          </table:table-cell>
          <table:table-cell office:value-type="float" office:value="144261" table:style-name="ce46">
            <text:p>144.261</text:p>
          </table:table-cell>
          <table:table-cell office:value-type="percentage" office:value="0.83751915842273927" table:style-name="ce47">
            <text:p>83,8%</text:p>
          </table:table-cell>
          <table:table-cell office:value-type="float" office:value="123091" table:style-name="ce46">
            <text:p>123.091</text:p>
          </table:table-cell>
          <table:table-cell office:value-type="percentage" office:value="0.8674855878331712" table:style-name="ce47">
            <text:p>86,7%</text:p>
          </table:table-cell>
          <table:table-cell office:value-type="float" office:value="1205810" table:style-name="ce46">
            <text:p>1.205.810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2036939648296323" table:style-name="ce47">
            <text:p>92,0%</text:p>
          </table:table-cell>
          <table:table-cell office:value-type="percentage" office:value="0.79788863663282938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44" table:style-name="ce46">
            <text:p>42.544</text:p>
          </table:table-cell>
          <table:table-cell office:value-type="percentage" office:value="1" table:style-name="ce47">
            <text:p>100,0%</text:p>
          </table:table-cell>
          <table:table-cell office:value-type="float" office:value="55945" table:style-name="ce46">
            <text:p>55.945</text:p>
          </table:table-cell>
          <table:table-cell office:value-type="percentage" office:value="1" table:style-name="ce47">
            <text:p>100,0%</text:p>
          </table:table-cell>
          <table:table-cell office:value-type="float" office:value="72474" table:style-name="ce46">
            <text:p>72.474</text:p>
          </table:table-cell>
          <table:table-cell office:value-type="percentage" office:value="0.98144737554845352" table:style-name="ce47">
            <text:p>98,1%</text:p>
          </table:table-cell>
          <table:table-cell office:value-type="float" office:value="92242" table:style-name="ce46">
            <text:p>92.242</text:p>
          </table:table-cell>
          <table:table-cell office:value-type="percentage" office:value="0.95395784640205183" table:style-name="ce47">
            <text:p>95,4%</text:p>
          </table:table-cell>
          <table:table-cell office:value-type="float" office:value="96000" table:style-name="ce46">
            <text:p>96.000</text:p>
          </table:table-cell>
          <table:table-cell office:value-type="percentage" office:value="0.88887242828836499" table:style-name="ce47">
            <text:p>88,9%</text:p>
          </table:table-cell>
          <table:table-cell office:value-type="float" office:value="65126" table:style-name="ce46">
            <text:p>65.126</text:p>
          </table:table-cell>
          <table:table-cell office:value-type="percentage" office:value="0.8006540367096544" table:style-name="ce47">
            <text:p>80,1%</text:p>
          </table:table-cell>
          <table:table-cell office:value-type="float" office:value="58736" table:style-name="ce46">
            <text:p>58.736</text:p>
          </table:table-cell>
          <table:table-cell office:value-type="percentage" office:value="0.8621545055558002" table:style-name="ce47">
            <text:p>86,2%</text:p>
          </table:table-cell>
          <table:table-cell office:value-type="float" office:value="50519" table:style-name="ce46">
            <text:p>50.519</text:p>
          </table:table-cell>
          <table:table-cell office:value-type="percentage" office:value="0.8959175711144215" table:style-name="ce47">
            <text:p>89,6%</text:p>
          </table:table-cell>
          <table:table-cell office:value-type="float" office:value="533586" table:style-name="ce46">
            <text:p>533.586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783319629692062" table:style-name="ce47">
            <text:p>91,8%</text:p>
          </table:table-cell>
          <table:table-cell office:value-type="percentage" office:value="0.80700003176057966" table:style-name="ce47">
            <text:p>80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63" table:style-name="ce46">
            <text:p>164.363</text:p>
          </table:table-cell>
          <table:table-cell office:value-type="percentage" office:value="1" table:style-name="ce47">
            <text:p>100,0%</text:p>
          </table:table-cell>
          <table:table-cell office:value-type="float" office:value="213952" table:style-name="ce46">
            <text:p>213.952</text:p>
          </table:table-cell>
          <table:table-cell office:value-type="percentage" office:value="1" table:style-name="ce47">
            <text:p>100,0%</text:p>
          </table:table-cell>
          <table:table-cell office:value-type="float" office:value="279115" table:style-name="ce46">
            <text:p>279.115</text:p>
          </table:table-cell>
          <table:table-cell office:value-type="percentage" office:value="0.99641580899546267" table:style-name="ce47">
            <text:p>99,6%</text:p>
          </table:table-cell>
          <table:table-cell office:value-type="float" office:value="324945" table:style-name="ce46">
            <text:p>324.945</text:p>
          </table:table-cell>
          <table:table-cell office:value-type="percentage" office:value="0.9557852442959377" table:style-name="ce47">
            <text:p>95,6%</text:p>
          </table:table-cell>
          <table:table-cell office:value-type="float" office:value="322519" table:style-name="ce46">
            <text:p>322.519</text:p>
          </table:table-cell>
          <table:table-cell office:value-type="percentage" office:value="0.89060925129717539" table:style-name="ce47">
            <text:p>89,1%</text:p>
          </table:table-cell>
          <table:table-cell office:value-type="float" office:value="206042" table:style-name="ce46">
            <text:p>206.042</text:p>
          </table:table-cell>
          <table:table-cell office:value-type="percentage" office:value="0.79081763854718801" table:style-name="ce47">
            <text:p>79,1%</text:p>
          </table:table-cell>
          <table:table-cell office:value-type="float" office:value="167882" table:style-name="ce46">
            <text:p>167.882</text:p>
          </table:table-cell>
          <table:table-cell office:value-type="percentage" office:value="0.83302073099328156" table:style-name="ce47">
            <text:p>83,3%</text:p>
          </table:table-cell>
          <table:table-cell office:value-type="float" office:value="150409" table:style-name="ce46">
            <text:p>150.409</text:p>
          </table:table-cell>
          <table:table-cell office:value-type="percentage" office:value="0.89207382892660991" table:style-name="ce47">
            <text:p>89,2%</text:p>
          </table:table-cell>
          <table:table-cell office:value-type="float" office:value="1829227" table:style-name="ce46">
            <text:p>1.829.227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201590469081018" table:style-name="ce47">
            <text:p>92,2%</text:p>
          </table:table-cell>
          <table:table-cell office:value-type="percentage" office:value="0.82378910373500791" table:style-name="ce47">
            <text:p>82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8" table:style-name="ce46">
            <text:p>2.408</text:p>
          </table:table-cell>
          <table:table-cell office:value-type="percentage" office:value="0.92437619961612283" table:style-name="ce47">
            <text:p>92,4%</text:p>
          </table:table-cell>
          <table:table-cell office:value-type="float" office:value="3905" table:style-name="ce46">
            <text:p>3.905</text:p>
          </table:table-cell>
          <table:table-cell office:value-type="percentage" office:value="0.90435386753126445" table:style-name="ce47">
            <text:p>90,4%</text:p>
          </table:table-cell>
          <table:table-cell office:value-type="float" office:value="7690" table:style-name="ce46">
            <text:p>7.690</text:p>
          </table:table-cell>
          <table:table-cell office:value-type="percentage" office:value="0.97874506809214712" table:style-name="ce47">
            <text:p>97,9%</text:p>
          </table:table-cell>
          <table:table-cell office:value-type="float" office:value="10638" table:style-name="ce46">
            <text:p>10.638</text:p>
          </table:table-cell>
          <table:table-cell office:value-type="percentage" office:value="0.92056074766355145" table:style-name="ce47">
            <text:p>92,1%</text:p>
          </table:table-cell>
          <table:table-cell office:value-type="float" office:value="11239" table:style-name="ce46">
            <text:p>11.239</text:p>
          </table:table-cell>
          <table:table-cell office:value-type="percentage" office:value="0.88902072456889736" table:style-name="ce47">
            <text:p>88,9%</text:p>
          </table:table-cell>
          <table:table-cell office:value-type="float" office:value="9385" table:style-name="ce46">
            <text:p>9.385</text:p>
          </table:table-cell>
          <table:table-cell office:value-type="percentage" office:value="0.78905330418698505" table:style-name="ce47">
            <text:p>78,9%</text:p>
          </table:table-cell>
          <table:table-cell office:value-type="float" office:value="9420" table:style-name="ce46">
            <text:p>9.420</text:p>
          </table:table-cell>
          <table:table-cell office:value-type="percentage" office:value="0.85894045773684691" table:style-name="ce47">
            <text:p>85,9%</text:p>
          </table:table-cell>
          <table:table-cell office:value-type="float" office:value="8733" table:style-name="ce46">
            <text:p>8.733</text:p>
          </table:table-cell>
          <table:table-cell office:value-type="percentage" office:value="0.95693622616699536" table:style-name="ce47">
            <text:p>95,7%</text:p>
          </table:table-cell>
          <table:table-cell office:value-type="float" office:value="63418" table:style-name="ce46">
            <text:p>63.41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36518001831889" table:style-name="ce47">
            <text:p>89,4%</text:p>
          </table:table-cell>
          <table:table-cell office:value-type="percentage" office:value="0.75316500795705565" table:style-name="ce47">
            <text:p>75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89" table:style-name="ce46">
            <text:p>2.089</text:p>
          </table:table-cell>
          <table:table-cell office:value-type="percentage" office:value="0.88931460195828016" table:style-name="ce47">
            <text:p>88,9%</text:p>
          </table:table-cell>
          <table:table-cell office:value-type="float" office:value="3413" table:style-name="ce46">
            <text:p>3.413</text:p>
          </table:table-cell>
          <table:table-cell office:value-type="percentage" office:value="0.91061899679829239" table:style-name="ce47">
            <text:p>91,1%</text:p>
          </table:table-cell>
          <table:table-cell office:value-type="float" office:value="7462" table:style-name="ce46">
            <text:p>7.462</text:p>
          </table:table-cell>
          <table:table-cell office:value-type="percentage" office:value="0.95336655168008178" table:style-name="ce47">
            <text:p>95,3%</text:p>
          </table:table-cell>
          <table:table-cell office:value-type="float" office:value="10087" table:style-name="ce46">
            <text:p>10.087</text:p>
          </table:table-cell>
          <table:table-cell office:value-type="percentage" office:value="0.89273387025400475" table:style-name="ce47">
            <text:p>89,3%</text:p>
          </table:table-cell>
          <table:table-cell office:value-type="float" office:value="10532" table:style-name="ce46">
            <text:p>10.532</text:p>
          </table:table-cell>
          <table:table-cell office:value-type="percentage" office:value="0.87752041326445596" table:style-name="ce47">
            <text:p>87,8%</text:p>
          </table:table-cell>
          <table:table-cell office:value-type="float" office:value="9074" table:style-name="ce46">
            <text:p>9.074</text:p>
          </table:table-cell>
          <table:table-cell office:value-type="percentage" office:value="0.74787768894749851" table:style-name="ce47">
            <text:p>74,8%</text:p>
          </table:table-cell>
          <table:table-cell office:value-type="float" office:value="9312" table:style-name="ce46">
            <text:p>9.312</text:p>
          </table:table-cell>
          <table:table-cell office:value-type="percentage" office:value="0.77632346811171327" table:style-name="ce47">
            <text:p>77,6%</text:p>
          </table:table-cell>
          <table:table-cell office:value-type="float" office:value="8415" table:style-name="ce46">
            <text:p>8.415</text:p>
          </table:table-cell>
          <table:table-cell office:value-type="percentage" office:value="0.87894297054522663" table:style-name="ce47">
            <text:p>87,9%</text:p>
          </table:table-cell>
          <table:table-cell office:value-type="float" office:value="60384" table:style-name="ce46">
            <text:p>60.384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5135420925740546" table:style-name="ce47">
            <text:p>85,1%</text:p>
          </table:table-cell>
          <table:table-cell office:value-type="percentage" office:value="0.6934631815884974" table:style-name="ce47">
            <text:p>69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54" table:style-name="ce49">
            <text:p>254</text:p>
          </table:table-cell>
          <table:table-cell office:value-type="string" table:style-name="ce50">
            <text:p>-</text:p>
          </table:table-cell>
          <table:table-cell office:value-type="float" office:value="761" table:style-name="ce49">
            <text:p>761</text:p>
          </table:table-cell>
          <table:table-cell office:value-type="string" table:style-name="ce50">
            <text:p>-</text:p>
          </table:table-cell>
          <table:table-cell office:value-type="float" office:value="1484" table:style-name="ce49">
            <text:p>1.484</text:p>
          </table:table-cell>
          <table:table-cell office:value-type="string" table:style-name="ce50">
            <text:p>-</text:p>
          </table:table-cell>
          <table:table-cell office:value-type="float" office:value="1763" table:style-name="ce49">
            <text:p>1.763</text:p>
          </table:table-cell>
          <table:table-cell office:value-type="string" table:style-name="ce50">
            <text:p>-</text:p>
          </table:table-cell>
          <table:table-cell office:value-type="float" office:value="1476" table:style-name="ce49">
            <text:p>1.476</text:p>
          </table:table-cell>
          <table:table-cell office:value-type="string" table:style-name="ce50">
            <text:p>-</text:p>
          </table:table-cell>
          <table:table-cell office:value-type="float" office:value="185" table:style-name="ce49">
            <text:p>185</text:p>
          </table:table-cell>
          <table:table-cell office:value-type="string" table:style-name="ce50">
            <text:p>-</text:p>
          </table:table-cell>
          <table:table-cell office:value-type="float" office:value="5995" table:style-name="ce49">
            <text:p>5.99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3148" table:style-name="ce53">
            <text:p>2.943.148</text:p>
          </table:table-cell>
          <table:table-cell office:value-type="percentage" office:value="1" table:style-name="ce54">
            <text:p>100,0%</text:p>
          </table:table-cell>
          <table:table-cell office:value-type="float" office:value="3952522" table:style-name="ce53">
            <text:p>3.952.522</text:p>
          </table:table-cell>
          <table:table-cell office:value-type="percentage" office:value="0.99810027411304669" table:style-name="ce54">
            <text:p>99,8%</text:p>
          </table:table-cell>
          <table:table-cell office:value-type="float" office:value="5301061" table:style-name="ce53">
            <text:p>5.301.061</text:p>
          </table:table-cell>
          <table:table-cell office:value-type="percentage" office:value="0.99326867261784091" table:style-name="ce54">
            <text:p>99,3%</text:p>
          </table:table-cell>
          <table:table-cell office:value-type="float" office:value="6715540" table:style-name="ce53">
            <text:p>6.715.540</text:p>
          </table:table-cell>
          <table:table-cell office:value-type="percentage" office:value="0.95481982441827495" table:style-name="ce54">
            <text:p>95,5%</text:p>
          </table:table-cell>
          <table:table-cell office:value-type="float" office:value="7039820" table:style-name="ce53">
            <text:p>7.039.820</text:p>
          </table:table-cell>
          <table:table-cell office:value-type="percentage" office:value="0.89204949430017755" table:style-name="ce54">
            <text:p>89,2%</text:p>
          </table:table-cell>
          <table:table-cell office:value-type="float" office:value="4994554" table:style-name="ce53">
            <text:p>4.994.554</text:p>
          </table:table-cell>
          <table:table-cell office:value-type="percentage" office:value="0.80164220516714568" table:style-name="ce54">
            <text:p>80,2%</text:p>
          </table:table-cell>
          <table:table-cell office:value-type="float" office:value="4094717" table:style-name="ce53">
            <text:p>4.094.717</text:p>
          </table:table-cell>
          <table:table-cell office:value-type="percentage" office:value="0.82811225893088269" table:style-name="ce54">
            <text:p>82,8%</text:p>
          </table:table-cell>
          <table:table-cell office:value-type="float" office:value="3424425" table:style-name="ce53">
            <text:p>3.424.425</text:p>
          </table:table-cell>
          <table:table-cell office:value-type="percentage" office:value="0.88061237137686099" table:style-name="ce54">
            <text:p>88,1%</text:p>
          </table:table-cell>
          <table:table-cell office:value-type="float" office:value="38465787" table:style-name="ce53">
            <text:p>38.465.787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32465572567523" table:style-name="ce54">
            <text:p>91,3%</text:p>
          </table:table-cell>
          <table:table-cell office:value-type="percentage" office:value="0.81064578580822511" table:style-name="ce54">
            <text:p>81,1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468" table:style-name="ce43">
            <text:p>429.468</text:p>
          </table:table-cell>
          <table:table-cell office:value-type="percentage" office:value="1" table:style-name="ce44">
            <text:p>100,0%</text:p>
          </table:table-cell>
          <table:table-cell office:value-type="float" office:value="650619" table:style-name="ce43">
            <text:p>650.619</text:p>
          </table:table-cell>
          <table:table-cell office:value-type="percentage" office:value="1" table:style-name="ce44">
            <text:p>100,0%</text:p>
          </table:table-cell>
          <table:table-cell office:value-type="float" office:value="923294" table:style-name="ce43">
            <text:p>923.294</text:p>
          </table:table-cell>
          <table:table-cell office:value-type="percentage" office:value="1.0078011498154773" table:style-name="ce44">
            <text:p>100,8%</text:p>
          </table:table-cell>
          <table:table-cell office:value-type="float" office:value="1210145" table:style-name="ce43">
            <text:p>1.210.145</text:p>
          </table:table-cell>
          <table:table-cell office:value-type="percentage" office:value="0.95662048298012448" table:style-name="ce44">
            <text:p>95,7%</text:p>
          </table:table-cell>
          <table:table-cell office:value-type="float" office:value="1244987" table:style-name="ce43">
            <text:p>1.244.987</text:p>
          </table:table-cell>
          <table:table-cell office:value-type="percentage" office:value="0.89883359781216565" table:style-name="ce44">
            <text:p>89,9%</text:p>
          </table:table-cell>
          <table:table-cell office:value-type="float" office:value="919822" table:style-name="ce43">
            <text:p>919.822</text:p>
          </table:table-cell>
          <table:table-cell office:value-type="percentage" office:value="0.80670784596265444" table:style-name="ce44">
            <text:p>80,7%</text:p>
          </table:table-cell>
          <table:table-cell office:value-type="float" office:value="756060" table:style-name="ce43">
            <text:p>756.060</text:p>
          </table:table-cell>
          <table:table-cell office:value-type="percentage" office:value="0.8141302849660591" table:style-name="ce44">
            <text:p>81,4%</text:p>
          </table:table-cell>
          <table:table-cell office:value-type="float" office:value="665335" table:style-name="ce43">
            <text:p>665.335</text:p>
          </table:table-cell>
          <table:table-cell office:value-type="percentage" office:value="0.88368815803279821" table:style-name="ce44">
            <text:p>88,4%</text:p>
          </table:table-cell>
          <table:table-cell office:value-type="float" office:value="6799730" table:style-name="ce43">
            <text:p>6.799.73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247353889405158" table:style-name="ce44">
            <text:p>91,2%</text:p>
          </table:table-cell>
          <table:table-cell office:value-type="percentage" office:value="0.80333173802642621" table:style-name="ce44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268" table:style-name="ce46">
            <text:p>100.268</text:p>
          </table:table-cell>
          <table:table-cell office:value-type="percentage" office:value="1" table:style-name="ce47">
            <text:p>100,0%</text:p>
          </table:table-cell>
          <table:table-cell office:value-type="float" office:value="118828" table:style-name="ce46">
            <text:p>118.828</text:p>
          </table:table-cell>
          <table:table-cell office:value-type="percentage" office:value="0.99893236938338026" table:style-name="ce47">
            <text:p>99,9%</text:p>
          </table:table-cell>
          <table:table-cell office:value-type="float" office:value="152993" table:style-name="ce46">
            <text:p>152.993</text:p>
          </table:table-cell>
          <table:table-cell office:value-type="percentage" office:value="0.9784225571891767" table:style-name="ce47">
            <text:p>97,8%</text:p>
          </table:table-cell>
          <table:table-cell office:value-type="float" office:value="184681" table:style-name="ce46">
            <text:p>184.681</text:p>
          </table:table-cell>
          <table:table-cell office:value-type="percentage" office:value="0.93148093974761181" table:style-name="ce47">
            <text:p>93,1%</text:p>
          </table:table-cell>
          <table:table-cell office:value-type="float" office:value="186528" table:style-name="ce46">
            <text:p>186.528</text:p>
          </table:table-cell>
          <table:table-cell office:value-type="percentage" office:value="0.86780216150328227" table:style-name="ce47">
            <text:p>86,8%</text:p>
          </table:table-cell>
          <table:table-cell office:value-type="float" office:value="124183" table:style-name="ce46">
            <text:p>124.183</text:p>
          </table:table-cell>
          <table:table-cell office:value-type="percentage" office:value="0.75589520713877023" table:style-name="ce47">
            <text:p>75,6%</text:p>
          </table:table-cell>
          <table:table-cell office:value-type="float" office:value="102376" table:style-name="ce46">
            <text:p>102.376</text:p>
          </table:table-cell>
          <table:table-cell office:value-type="percentage" office:value="0.78508600394168759" table:style-name="ce47">
            <text:p>78,5%</text:p>
          </table:table-cell>
          <table:table-cell office:value-type="float" office:value="86892" table:style-name="ce46">
            <text:p>86.892</text:p>
          </table:table-cell>
          <table:table-cell office:value-type="percentage" office:value="0.84271984016914137" table:style-name="ce47">
            <text:p>84,3%</text:p>
          </table:table-cell>
          <table:table-cell office:value-type="float" office:value="1056749" table:style-name="ce46">
            <text:p>1.056.74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167047776875863" table:style-name="ce47">
            <text:p>89,2%</text:p>
          </table:table-cell>
          <table:table-cell office:value-type="percentage" office:value="0.79491210637051102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25" table:style-name="ce46">
            <text:p>88.225</text:p>
          </table:table-cell>
          <table:table-cell office:value-type="percentage" office:value="1" table:style-name="ce47">
            <text:p>100,0%</text:p>
          </table:table-cell>
          <table:table-cell office:value-type="float" office:value="113984" table:style-name="ce46">
            <text:p>113.984</text:p>
          </table:table-cell>
          <table:table-cell office:value-type="percentage" office:value="1" table:style-name="ce47">
            <text:p>100,0%</text:p>
          </table:table-cell>
          <table:table-cell office:value-type="float" office:value="147424" table:style-name="ce46">
            <text:p>147.424</text:p>
          </table:table-cell>
          <table:table-cell office:value-type="percentage" office:value="0.98511212680084459" table:style-name="ce47">
            <text:p>98,5%</text:p>
          </table:table-cell>
          <table:table-cell office:value-type="float" office:value="152652" table:style-name="ce46">
            <text:p>152.652</text:p>
          </table:table-cell>
          <table:table-cell office:value-type="percentage" office:value="0.93855943926957486" table:style-name="ce47">
            <text:p>93,9%</text:p>
          </table:table-cell>
          <table:table-cell office:value-type="float" office:value="150143" table:style-name="ce46">
            <text:p>150.143</text:p>
          </table:table-cell>
          <table:table-cell office:value-type="percentage" office:value="0.89909756696388476" table:style-name="ce47">
            <text:p>89,9%</text:p>
          </table:table-cell>
          <table:table-cell office:value-type="float" office:value="89912" table:style-name="ce46">
            <text:p>89.912</text:p>
          </table:table-cell>
          <table:table-cell office:value-type="percentage" office:value="0.78559383491625234" table:style-name="ce47">
            <text:p>78,6%</text:p>
          </table:table-cell>
          <table:table-cell office:value-type="float" office:value="65543" table:style-name="ce46">
            <text:p>65.543</text:p>
          </table:table-cell>
          <table:table-cell office:value-type="percentage" office:value="0.82849414114345665" table:style-name="ce47">
            <text:p>82,8%</text:p>
          </table:table-cell>
          <table:table-cell office:value-type="float" office:value="59886" table:style-name="ce46">
            <text:p>59.886</text:p>
          </table:table-cell>
          <table:table-cell office:value-type="percentage" office:value="0.93571875000000004" table:style-name="ce47">
            <text:p>93,6%</text:p>
          </table:table-cell>
          <table:table-cell office:value-type="float" office:value="867769" table:style-name="ce46">
            <text:p>867.769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91614869256376" table:style-name="ce47">
            <text:p>92,9%</text:p>
          </table:table-cell>
          <table:table-cell office:value-type="percentage" office:value="0.8517693642617081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96" table:style-name="ce46">
            <text:p>51.096</text:p>
          </table:table-cell>
          <table:table-cell office:value-type="percentage" office:value="1" table:style-name="ce47">
            <text:p>100,0%</text:p>
          </table:table-cell>
          <table:table-cell office:value-type="float" office:value="79094" table:style-name="ce46">
            <text:p>79.094</text:p>
          </table:table-cell>
          <table:table-cell office:value-type="percentage" office:value="0.98233891400466988" table:style-name="ce47">
            <text:p>98,2%</text:p>
          </table:table-cell>
          <table:table-cell office:value-type="float" office:value="109938" table:style-name="ce46">
            <text:p>109.938</text:p>
          </table:table-cell>
          <table:table-cell office:value-type="percentage" office:value="0.93778949254036903" table:style-name="ce47">
            <text:p>93,8%</text:p>
          </table:table-cell>
          <table:table-cell office:value-type="float" office:value="149899" table:style-name="ce46">
            <text:p>149.899</text:p>
          </table:table-cell>
          <table:table-cell office:value-type="percentage" office:value="0.90411165461377463" table:style-name="ce47">
            <text:p>90,4%</text:p>
          </table:table-cell>
          <table:table-cell office:value-type="float" office:value="167519" table:style-name="ce46">
            <text:p>167.519</text:p>
          </table:table-cell>
          <table:table-cell office:value-type="percentage" office:value="0.81252061385639174" table:style-name="ce47">
            <text:p>81,3%</text:p>
          </table:table-cell>
          <table:table-cell office:value-type="float" office:value="126479" table:style-name="ce46">
            <text:p>126.479</text:p>
          </table:table-cell>
          <table:table-cell office:value-type="percentage" office:value="0.69422626202747728" table:style-name="ce47">
            <text:p>69,4%</text:p>
          </table:table-cell>
          <table:table-cell office:value-type="float" office:value="96701" table:style-name="ce46">
            <text:p>96.701</text:p>
          </table:table-cell>
          <table:table-cell office:value-type="percentage" office:value="0.70102651839178787" table:style-name="ce47">
            <text:p>70,1%</text:p>
          </table:table-cell>
          <table:table-cell office:value-type="float" office:value="74682" table:style-name="ce46">
            <text:p>74.682</text:p>
          </table:table-cell>
          <table:table-cell office:value-type="percentage" office:value="0.78217427733556766" table:style-name="ce47">
            <text:p>78,2%</text:p>
          </table:table-cell>
          <table:table-cell office:value-type="float" office:value="855408" table:style-name="ce46">
            <text:p>855.408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658737789493719" table:style-name="ce47">
            <text:p>82,7%</text:p>
          </table:table-cell>
          <table:table-cell office:value-type="percentage" office:value="0.73015501778423841" table:style-name="ce47">
            <text:p>7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141" table:style-name="ce46">
            <text:p>92.141</text:p>
          </table:table-cell>
          <table:table-cell office:value-type="percentage" office:value="1" table:style-name="ce47">
            <text:p>100,0%</text:p>
          </table:table-cell>
          <table:table-cell office:value-type="float" office:value="150569" table:style-name="ce46">
            <text:p>150.569</text:p>
          </table:table-cell>
          <table:table-cell office:value-type="percentage" office:value="0.97436113142346847" table:style-name="ce47">
            <text:p>97,4%</text:p>
          </table:table-cell>
          <table:table-cell office:value-type="float" office:value="221525" table:style-name="ce46">
            <text:p>221.525</text:p>
          </table:table-cell>
          <table:table-cell office:value-type="percentage" office:value="0.94229067769213759" table:style-name="ce47">
            <text:p>94,2%</text:p>
          </table:table-cell>
          <table:table-cell office:value-type="float" office:value="319339" table:style-name="ce46">
            <text:p>319.339</text:p>
          </table:table-cell>
          <table:table-cell office:value-type="percentage" office:value="0.91106438581275395" table:style-name="ce47">
            <text:p>91,1%</text:p>
          </table:table-cell>
          <table:table-cell office:value-type="float" office:value="315424" table:style-name="ce46">
            <text:p>315.424</text:p>
          </table:table-cell>
          <table:table-cell office:value-type="percentage" office:value="0.81310772213113913" table:style-name="ce47">
            <text:p>81,3%</text:p>
          </table:table-cell>
          <table:table-cell office:value-type="float" office:value="224845" table:style-name="ce46">
            <text:p>224.845</text:p>
          </table:table-cell>
          <table:table-cell office:value-type="percentage" office:value="0.72312773771925876" table:style-name="ce47">
            <text:p>72,3%</text:p>
          </table:table-cell>
          <table:table-cell office:value-type="float" office:value="181261" table:style-name="ce46">
            <text:p>181.261</text:p>
          </table:table-cell>
          <table:table-cell office:value-type="percentage" office:value="0.72000969223191447" table:style-name="ce47">
            <text:p>72,0%</text:p>
          </table:table-cell>
          <table:table-cell office:value-type="float" office:value="147804" table:style-name="ce46">
            <text:p>147.804</text:p>
          </table:table-cell>
          <table:table-cell office:value-type="percentage" office:value="0.82206043482371782" table:style-name="ce47">
            <text:p>82,2%</text:p>
          </table:table-cell>
          <table:table-cell office:value-type="float" office:value="1652908" table:style-name="ce46">
            <text:p>1.652.90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298751411432427" table:style-name="ce47">
            <text:p>84,3%</text:p>
          </table:table-cell>
          <table:table-cell office:value-type="percentage" office:value="0.75962521232086" table:style-name="ce47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20" table:style-name="ce46">
            <text:p>42.120</text:p>
          </table:table-cell>
          <table:table-cell office:value-type="percentage" office:value="1" table:style-name="ce47">
            <text:p>100,0%</text:p>
          </table:table-cell>
          <table:table-cell office:value-type="float" office:value="55875" table:style-name="ce46">
            <text:p>55.875</text:p>
          </table:table-cell>
          <table:table-cell office:value-type="percentage" office:value="1" table:style-name="ce47">
            <text:p>100,0%</text:p>
          </table:table-cell>
          <table:table-cell office:value-type="float" office:value="76445" table:style-name="ce46">
            <text:p>76.445</text:p>
          </table:table-cell>
          <table:table-cell office:value-type="percentage" office:value="0.98836382442303961" table:style-name="ce47">
            <text:p>98,8%</text:p>
          </table:table-cell>
          <table:table-cell office:value-type="float" office:value="83895" table:style-name="ce46">
            <text:p>83.895</text:p>
          </table:table-cell>
          <table:table-cell office:value-type="percentage" office:value="0.93253968253968256" table:style-name="ce47">
            <text:p>93,3%</text:p>
          </table:table-cell>
          <table:table-cell office:value-type="float" office:value="87197" table:style-name="ce46">
            <text:p>87.197</text:p>
          </table:table-cell>
          <table:table-cell office:value-type="percentage" office:value="0.89186756538371059" table:style-name="ce47">
            <text:p>89,2%</text:p>
          </table:table-cell>
          <table:table-cell office:value-type="float" office:value="54537" table:style-name="ce46">
            <text:p>54.537</text:p>
          </table:table-cell>
          <table:table-cell office:value-type="percentage" office:value="0.77387084415307994" table:style-name="ce47">
            <text:p>77,4%</text:p>
          </table:table-cell>
          <table:table-cell office:value-type="float" office:value="40930" table:style-name="ce46">
            <text:p>40.930</text:p>
          </table:table-cell>
          <table:table-cell office:value-type="percentage" office:value="0.81041481041481045" table:style-name="ce47">
            <text:p>81,0%</text:p>
          </table:table-cell>
          <table:table-cell office:value-type="float" office:value="39479" table:style-name="ce46">
            <text:p>39.479</text:p>
          </table:table-cell>
          <table:table-cell office:value-type="percentage" office:value="0.8980051406864864" table:style-name="ce47">
            <text:p>89,8%</text:p>
          </table:table-cell>
          <table:table-cell office:value-type="float" office:value="480478" table:style-name="ce46">
            <text:p>480.47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67205658170634" table:style-name="ce47">
            <text:p>91,7%</text:p>
          </table:table-cell>
          <table:table-cell office:value-type="percentage" office:value="0.82428182980073939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526" table:style-name="ce46">
            <text:p>227.526</text:p>
          </table:table-cell>
          <table:table-cell office:value-type="percentage" office:value="1" table:style-name="ce47">
            <text:p>100,0%</text:p>
          </table:table-cell>
          <table:table-cell office:value-type="float" office:value="249868" table:style-name="ce46">
            <text:p>249.868</text:p>
          </table:table-cell>
          <table:table-cell office:value-type="percentage" office:value="1" table:style-name="ce47">
            <text:p>100,0%</text:p>
          </table:table-cell>
          <table:table-cell office:value-type="float" office:value="319749" table:style-name="ce46">
            <text:p>319.749</text:p>
          </table:table-cell>
          <table:table-cell office:value-type="percentage" office:value="1.0036851604802637" table:style-name="ce47">
            <text:p>100,4%</text:p>
          </table:table-cell>
          <table:table-cell office:value-type="float" office:value="350180" table:style-name="ce46">
            <text:p>350.180</text:p>
          </table:table-cell>
          <table:table-cell office:value-type="percentage" office:value="0.9186856430773267" table:style-name="ce47">
            <text:p>91,9%</text:p>
          </table:table-cell>
          <table:table-cell office:value-type="float" office:value="317655" table:style-name="ce46">
            <text:p>317.655</text:p>
          </table:table-cell>
          <table:table-cell office:value-type="percentage" office:value="0.87434799961464882" table:style-name="ce47">
            <text:p>87,4%</text:p>
          </table:table-cell>
          <table:table-cell office:value-type="float" office:value="209218" table:style-name="ce46">
            <text:p>209.218</text:p>
          </table:table-cell>
          <table:table-cell office:value-type="percentage" office:value="0.78129679628654547" table:style-name="ce47">
            <text:p>78,1%</text:p>
          </table:table-cell>
          <table:table-cell office:value-type="float" office:value="169382" table:style-name="ce46">
            <text:p>169.382</text:p>
          </table:table-cell>
          <table:table-cell office:value-type="percentage" office:value="0.80273546723789846" table:style-name="ce47">
            <text:p>80,3%</text:p>
          </table:table-cell>
          <table:table-cell office:value-type="float" office:value="137805" table:style-name="ce46">
            <text:p>137.805</text:p>
          </table:table-cell>
          <table:table-cell office:value-type="percentage" office:value="0.83345429473455024" table:style-name="ce47">
            <text:p>83,3%</text:p>
          </table:table-cell>
          <table:table-cell office:value-type="float" office:value="1981383" table:style-name="ce46">
            <text:p>1.981.383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04561831735557" table:style-name="ce47">
            <text:p>91,0%</text:p>
          </table:table-cell>
          <table:table-cell office:value-type="percentage" office:value="0.82732811728835809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802" table:style-name="ce46">
            <text:p>136.802</text:p>
          </table:table-cell>
          <table:table-cell office:value-type="percentage" office:value="1" table:style-name="ce47">
            <text:p>100,0%</text:p>
          </table:table-cell>
          <table:table-cell office:value-type="float" office:value="157609" table:style-name="ce46">
            <text:p>157.609</text:p>
          </table:table-cell>
          <table:table-cell office:value-type="percentage" office:value="0.99062230909925142" table:style-name="ce47">
            <text:p>99,1%</text:p>
          </table:table-cell>
          <table:table-cell office:value-type="float" office:value="216351" table:style-name="ce46">
            <text:p>216.351</text:p>
          </table:table-cell>
          <table:table-cell office:value-type="percentage" office:value="0.99041859698595525" table:style-name="ce47">
            <text:p>99,0%</text:p>
          </table:table-cell>
          <table:table-cell office:value-type="float" office:value="278074" table:style-name="ce46">
            <text:p>278.074</text:p>
          </table:table-cell>
          <table:table-cell office:value-type="percentage" office:value="0.90437039397940666" table:style-name="ce47">
            <text:p>90,4%</text:p>
          </table:table-cell>
          <table:table-cell office:value-type="float" office:value="276989" table:style-name="ce46">
            <text:p>276.989</text:p>
          </table:table-cell>
          <table:table-cell office:value-type="percentage" office:value="0.83782459430438139" table:style-name="ce47">
            <text:p>83,8%</text:p>
          </table:table-cell>
          <table:table-cell office:value-type="float" office:value="196659" table:style-name="ce46">
            <text:p>196.659</text:p>
          </table:table-cell>
          <table:table-cell office:value-type="percentage" office:value="0.73959481160281459" table:style-name="ce47">
            <text:p>74,0%</text:p>
          </table:table-cell>
          <table:table-cell office:value-type="float" office:value="164099" table:style-name="ce46">
            <text:p>164.099</text:p>
          </table:table-cell>
          <table:table-cell office:value-type="percentage" office:value="0.75244051740344542" table:style-name="ce47">
            <text:p>75,2%</text:p>
          </table:table-cell>
          <table:table-cell office:value-type="float" office:value="144722" table:style-name="ce46">
            <text:p>144.722</text:p>
          </table:table-cell>
          <table:table-cell office:value-type="percentage" office:value="0.83186949624077433" table:style-name="ce47">
            <text:p>83,2%</text:p>
          </table:table-cell>
          <table:table-cell office:value-type="float" office:value="1571305" table:style-name="ce46">
            <text:p>1.571.305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870792753584725" table:style-name="ce47">
            <text:p>86,9%</text:p>
          </table:table-cell>
          <table:table-cell office:value-type="percentage" office:value="0.7682812762043808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819" table:style-name="ce46">
            <text:p>453.819</text:p>
          </table:table-cell>
          <table:table-cell office:value-type="percentage" office:value="1" table:style-name="ce47">
            <text:p>100,0%</text:p>
          </table:table-cell>
          <table:table-cell office:value-type="float" office:value="615289" table:style-name="ce46">
            <text:p>615.289</text:p>
          </table:table-cell>
          <table:table-cell office:value-type="percentage" office:value="0.9685136913419341" table:style-name="ce47">
            <text:p>96,9%</text:p>
          </table:table-cell>
          <table:table-cell office:value-type="float" office:value="789302" table:style-name="ce46">
            <text:p>789.302</text:p>
          </table:table-cell>
          <table:table-cell office:value-type="percentage" office:value="0.94235563239030351" table:style-name="ce47">
            <text:p>94,2%</text:p>
          </table:table-cell>
          <table:table-cell office:value-type="float" office:value="1020312" table:style-name="ce46">
            <text:p>1.020.312</text:p>
          </table:table-cell>
          <table:table-cell office:value-type="percentage" office:value="0.93453992562604182" table:style-name="ce47">
            <text:p>93,5%</text:p>
          </table:table-cell>
          <table:table-cell office:value-type="float" office:value="1121881" table:style-name="ce46">
            <text:p>1.121.881</text:p>
          </table:table-cell>
          <table:table-cell office:value-type="percentage" office:value="0.8520043592012182" table:style-name="ce47">
            <text:p>85,2%</text:p>
          </table:table-cell>
          <table:table-cell office:value-type="float" office:value="771492" table:style-name="ce46">
            <text:p>771.492</text:p>
          </table:table-cell>
          <table:table-cell office:value-type="percentage" office:value="0.738515792819044" table:style-name="ce47">
            <text:p>73,9%</text:p>
          </table:table-cell>
          <table:table-cell office:value-type="float" office:value="633802" table:style-name="ce46">
            <text:p>633.802</text:p>
          </table:table-cell>
          <table:table-cell office:value-type="percentage" office:value="0.75548403630793803" table:style-name="ce47">
            <text:p>75,5%</text:p>
          </table:table-cell>
          <table:table-cell office:value-type="float" office:value="529615" table:style-name="ce46">
            <text:p>529.615</text:p>
          </table:table-cell>
          <table:table-cell office:value-type="percentage" office:value="0.80713569432125409" table:style-name="ce47">
            <text:p>80,7%</text:p>
          </table:table-cell>
          <table:table-cell office:value-type="float" office:value="5935512" table:style-name="ce46">
            <text:p>5.935.51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418184253591834" table:style-name="ce47">
            <text:p>86,4%</text:p>
          </table:table-cell>
          <table:table-cell office:value-type="percentage" office:value="0.76287231158904223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95" table:style-name="ce46">
            <text:p>293.595</text:p>
          </table:table-cell>
          <table:table-cell office:value-type="percentage" office:value="1" table:style-name="ce47">
            <text:p>100,0%</text:p>
          </table:table-cell>
          <table:table-cell office:value-type="float" office:value="432264" table:style-name="ce46">
            <text:p>432.264</text:p>
          </table:table-cell>
          <table:table-cell office:value-type="percentage" office:value="0.98721514997876048" table:style-name="ce47">
            <text:p>98,7%</text:p>
          </table:table-cell>
          <table:table-cell office:value-type="float" office:value="566263" table:style-name="ce46">
            <text:p>566.263</text:p>
          </table:table-cell>
          <table:table-cell office:value-type="percentage" office:value="0.97509160915264981" table:style-name="ce47">
            <text:p>97,5%</text:p>
          </table:table-cell>
          <table:table-cell office:value-type="float" office:value="710688" table:style-name="ce46">
            <text:p>710.688</text:p>
          </table:table-cell>
          <table:table-cell office:value-type="percentage" office:value="0.94464426704096849" table:style-name="ce47">
            <text:p>94,5%</text:p>
          </table:table-cell>
          <table:table-cell office:value-type="float" office:value="746845" table:style-name="ce46">
            <text:p>746.845</text:p>
          </table:table-cell>
          <table:table-cell office:value-type="percentage" office:value="0.87700272901919707" table:style-name="ce47">
            <text:p>87,7%</text:p>
          </table:table-cell>
          <table:table-cell office:value-type="float" office:value="501641" table:style-name="ce46">
            <text:p>501.641</text:p>
          </table:table-cell>
          <table:table-cell office:value-type="percentage" office:value="0.77323166229678508" table:style-name="ce47">
            <text:p>77,3%</text:p>
          </table:table-cell>
          <table:table-cell office:value-type="float" office:value="414913" table:style-name="ce46">
            <text:p>414.913</text:p>
          </table:table-cell>
          <table:table-cell office:value-type="percentage" office:value="0.80389866040462987" table:style-name="ce47">
            <text:p>80,4%</text:p>
          </table:table-cell>
          <table:table-cell office:value-type="float" office:value="363695" table:style-name="ce46">
            <text:p>363.695</text:p>
          </table:table-cell>
          <table:table-cell office:value-type="percentage" office:value="0.85669833298392817" table:style-name="ce47">
            <text:p>85,7%</text:p>
          </table:table-cell>
          <table:table-cell office:value-type="float" office:value="4029904" table:style-name="ce46">
            <text:p>4.029.90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83687452642436" table:style-name="ce47">
            <text:p>89,8%</text:p>
          </table:table-cell>
          <table:table-cell office:value-type="percentage" office:value="0.79684056066483788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65" table:style-name="ce46">
            <text:p>77.565</text:p>
          </table:table-cell>
          <table:table-cell office:value-type="percentage" office:value="1" table:style-name="ce47">
            <text:p>100,0%</text:p>
          </table:table-cell>
          <table:table-cell office:value-type="float" office:value="95575" table:style-name="ce46">
            <text:p>95.575</text:p>
          </table:table-cell>
          <table:table-cell office:value-type="percentage" office:value="1" table:style-name="ce47">
            <text:p>100,0%</text:p>
          </table:table-cell>
          <table:table-cell office:value-type="float" office:value="131569" table:style-name="ce46">
            <text:p>131.569</text:p>
          </table:table-cell>
          <table:table-cell office:value-type="percentage" office:value="1.0500570644149501" table:style-name="ce47">
            <text:p>105,0%</text:p>
          </table:table-cell>
          <table:table-cell office:value-type="float" office:value="160557" table:style-name="ce46">
            <text:p>160.557</text:p>
          </table:table-cell>
          <table:table-cell office:value-type="percentage" office:value="0.94882871596066565" table:style-name="ce47">
            <text:p>94,9%</text:p>
          </table:table-cell>
          <table:table-cell office:value-type="float" office:value="144829" table:style-name="ce46">
            <text:p>144.829</text:p>
          </table:table-cell>
          <table:table-cell office:value-type="percentage" office:value="0.90805296750974962" table:style-name="ce47">
            <text:p>90,8%</text:p>
          </table:table-cell>
          <table:table-cell office:value-type="float" office:value="111324" table:style-name="ce46">
            <text:p>111.324</text:p>
          </table:table-cell>
          <table:table-cell office:value-type="percentage" office:value="0.83401883442339242" table:style-name="ce47">
            <text:p>83,4%</text:p>
          </table:table-cell>
          <table:table-cell office:value-type="float" office:value="91352" table:style-name="ce46">
            <text:p>91.352</text:p>
          </table:table-cell>
          <table:table-cell office:value-type="percentage" office:value="0.80614189904694666" table:style-name="ce47">
            <text:p>80,6%</text:p>
          </table:table-cell>
          <table:table-cell office:value-type="float" office:value="75965" table:style-name="ce46">
            <text:p>75.965</text:p>
          </table:table-cell>
          <table:table-cell office:value-type="percentage" office:value="0.89634218289085543" table:style-name="ce47">
            <text:p>89,6%</text:p>
          </table:table-cell>
          <table:table-cell office:value-type="float" office:value="888736" table:style-name="ce46">
            <text:p>888.736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213919745090656" table:style-name="ce47">
            <text:p>93,2%</text:p>
          </table:table-cell>
          <table:table-cell office:value-type="percentage" office:value="0.83528840108008839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902" table:style-name="ce46">
            <text:p>240.902</text:p>
          </table:table-cell>
          <table:table-cell office:value-type="percentage" office:value="1" table:style-name="ce47">
            <text:p>100,0%</text:p>
          </table:table-cell>
          <table:table-cell office:value-type="float" office:value="290326" table:style-name="ce46">
            <text:p>290.326</text:p>
          </table:table-cell>
          <table:table-cell office:value-type="percentage" office:value="1" table:style-name="ce47">
            <text:p>100,0%</text:p>
          </table:table-cell>
          <table:table-cell office:value-type="float" office:value="345565" table:style-name="ce46">
            <text:p>345.565</text:p>
          </table:table-cell>
          <table:table-cell office:value-type="percentage" office:value="0.99607410204452229" table:style-name="ce47">
            <text:p>99,6%</text:p>
          </table:table-cell>
          <table:table-cell office:value-type="float" office:value="389775" table:style-name="ce46">
            <text:p>389.775</text:p>
          </table:table-cell>
          <table:table-cell office:value-type="percentage" office:value="0.96029949074747034" table:style-name="ce47">
            <text:p>96,0%</text:p>
          </table:table-cell>
          <table:table-cell office:value-type="float" office:value="406623" table:style-name="ce46">
            <text:p>406.623</text:p>
          </table:table-cell>
          <table:table-cell office:value-type="percentage" office:value="0.91742719771851966" table:style-name="ce47">
            <text:p>91,7%</text:p>
          </table:table-cell>
          <table:table-cell office:value-type="float" office:value="261903" table:style-name="ce46">
            <text:p>261.903</text:p>
          </table:table-cell>
          <table:table-cell office:value-type="percentage" office:value="0.80982226784742495" table:style-name="ce47">
            <text:p>81,0%</text:p>
          </table:table-cell>
          <table:table-cell office:value-type="float" office:value="196451" table:style-name="ce46">
            <text:p>196.451</text:p>
          </table:table-cell>
          <table:table-cell office:value-type="percentage" office:value="0.85050718457362295" table:style-name="ce47">
            <text:p>85,1%</text:p>
          </table:table-cell>
          <table:table-cell office:value-type="float" office:value="167837" table:style-name="ce46">
            <text:p>167.837</text:p>
          </table:table-cell>
          <table:table-cell office:value-type="percentage" office:value="0.9323915181076291" table:style-name="ce47">
            <text:p>93,2%</text:p>
          </table:table-cell>
          <table:table-cell office:value-type="float" office:value="2299382" table:style-name="ce46">
            <text:p>2.299.38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680375245926151" table:style-name="ce47">
            <text:p>93,7%</text:p>
          </table:table-cell>
          <table:table-cell office:value-type="percentage" office:value="0.85104960769022653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86" table:style-name="ce46">
            <text:p>23.186</text:p>
          </table:table-cell>
          <table:table-cell office:value-type="percentage" office:value="1" table:style-name="ce47">
            <text:p>100,0%</text:p>
          </table:table-cell>
          <table:table-cell office:value-type="float" office:value="28578" table:style-name="ce46">
            <text:p>28.578</text:p>
          </table:table-cell>
          <table:table-cell office:value-type="percentage" office:value="1" table:style-name="ce47">
            <text:p>100,0%</text:p>
          </table:table-cell>
          <table:table-cell office:value-type="float" office:value="37479" table:style-name="ce46">
            <text:p>37.479</text:p>
          </table:table-cell>
          <table:table-cell office:value-type="percentage" office:value="0.99366350283684179" table:style-name="ce47">
            <text:p>99,4%</text:p>
          </table:table-cell>
          <table:table-cell office:value-type="float" office:value="44911" table:style-name="ce46">
            <text:p>44.911</text:p>
          </table:table-cell>
          <table:table-cell office:value-type="percentage" office:value="0.94224152400134276" table:style-name="ce47">
            <text:p>94,2%</text:p>
          </table:table-cell>
          <table:table-cell office:value-type="float" office:value="47083" table:style-name="ce46">
            <text:p>47.083</text:p>
          </table:table-cell>
          <table:table-cell office:value-type="percentage" office:value="0.88924773830434212" table:style-name="ce47">
            <text:p>88,9%</text:p>
          </table:table-cell>
          <table:table-cell office:value-type="float" office:value="30867" table:style-name="ce46">
            <text:p>30.867</text:p>
          </table:table-cell>
          <table:table-cell office:value-type="percentage" office:value="0.7850403112998805" table:style-name="ce47">
            <text:p>78,5%</text:p>
          </table:table-cell>
          <table:table-cell office:value-type="float" office:value="23794" table:style-name="ce46">
            <text:p>23.794</text:p>
          </table:table-cell>
          <table:table-cell office:value-type="percentage" office:value="0.78120690787313674" table:style-name="ce47">
            <text:p>78,1%</text:p>
          </table:table-cell>
          <table:table-cell office:value-type="float" office:value="21785" table:style-name="ce46">
            <text:p>21.785</text:p>
          </table:table-cell>
          <table:table-cell office:value-type="percentage" office:value="0.85324298919003605" table:style-name="ce47">
            <text:p>85,3%</text:p>
          </table:table-cell>
          <table:table-cell office:value-type="float" office:value="257683" table:style-name="ce46">
            <text:p>257.68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743036236222141" table:style-name="ce47">
            <text:p>90,7%</text:p>
          </table:table-cell>
          <table:table-cell office:value-type="percentage" office:value="0.8054758466337828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00" table:style-name="ce46">
            <text:p>371.900</text:p>
          </table:table-cell>
          <table:table-cell office:value-type="percentage" office:value="1" table:style-name="ce47">
            <text:p>100,0%</text:p>
          </table:table-cell>
          <table:table-cell office:value-type="float" office:value="510260" table:style-name="ce46">
            <text:p>510.260</text:p>
          </table:table-cell>
          <table:table-cell office:value-type="percentage" office:value="0.96992668429386353" table:style-name="ce47">
            <text:p>97,0%</text:p>
          </table:table-cell>
          <table:table-cell office:value-type="float" office:value="675865" table:style-name="ce46">
            <text:p>675.865</text:p>
          </table:table-cell>
          <table:table-cell office:value-type="percentage" office:value="0.9609596159943582" table:style-name="ce47">
            <text:p>96,1%</text:p>
          </table:table-cell>
          <table:table-cell office:value-type="float" office:value="937383" table:style-name="ce46">
            <text:p>937.383</text:p>
          </table:table-cell>
          <table:table-cell office:value-type="percentage" office:value="0.9636095614335366" table:style-name="ce47">
            <text:p>96,4%</text:p>
          </table:table-cell>
          <table:table-cell office:value-type="float" office:value="1022255" table:style-name="ce46">
            <text:p>1.022.255</text:p>
          </table:table-cell>
          <table:table-cell office:value-type="percentage" office:value="0.87674135977652956" table:style-name="ce47">
            <text:p>87,7%</text:p>
          </table:table-cell>
          <table:table-cell office:value-type="float" office:value="737765" table:style-name="ce46">
            <text:p>737.765</text:p>
          </table:table-cell>
          <table:table-cell office:value-type="percentage" office:value="0.77688913693610206" table:style-name="ce47">
            <text:p>77,7%</text:p>
          </table:table-cell>
          <table:table-cell office:value-type="float" office:value="590837" table:style-name="ce46">
            <text:p>590.837</text:p>
          </table:table-cell>
          <table:table-cell office:value-type="percentage" office:value="0.79576686083706527" table:style-name="ce47">
            <text:p>79,6%</text:p>
          </table:table-cell>
          <table:table-cell office:value-type="float" office:value="452853" table:style-name="ce46">
            <text:p>452.853</text:p>
          </table:table-cell>
          <table:table-cell office:value-type="percentage" office:value="0.81810052353750939" table:style-name="ce47">
            <text:p>81,8%</text:p>
          </table:table-cell>
          <table:table-cell office:value-type="float" office:value="5299118" table:style-name="ce46">
            <text:p>5.299.11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4594280602151" table:style-name="ce47">
            <text:p>88,6%</text:p>
          </table:table-cell>
          <table:table-cell office:value-type="percentage" office:value="0.78159373724167713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54" table:style-name="ce46">
            <text:p>73.254</text:p>
          </table:table-cell>
          <table:table-cell office:value-type="percentage" office:value="1" table:style-name="ce47">
            <text:p>100,0%</text:p>
          </table:table-cell>
          <table:table-cell office:value-type="float" office:value="102601" table:style-name="ce46">
            <text:p>102.601</text:p>
          </table:table-cell>
          <table:table-cell office:value-type="percentage" office:value="0.99710395630666959" table:style-name="ce47">
            <text:p>99,7%</text:p>
          </table:table-cell>
          <table:table-cell office:value-type="float" office:value="145726" table:style-name="ce46">
            <text:p>145.726</text:p>
          </table:table-cell>
          <table:table-cell office:value-type="percentage" office:value="0.99194739600705195" table:style-name="ce47">
            <text:p>99,2%</text:p>
          </table:table-cell>
          <table:table-cell office:value-type="float" office:value="205644" table:style-name="ce46">
            <text:p>205.644</text:p>
          </table:table-cell>
          <table:table-cell office:value-type="percentage" office:value="0.96430581085643541" table:style-name="ce47">
            <text:p>96,4%</text:p>
          </table:table-cell>
          <table:table-cell office:value-type="float" office:value="228434" table:style-name="ce46">
            <text:p>228.434</text:p>
          </table:table-cell>
          <table:table-cell office:value-type="percentage" office:value="0.89879090483441337" table:style-name="ce47">
            <text:p>89,9%</text:p>
          </table:table-cell>
          <table:table-cell office:value-type="float" office:value="164031" table:style-name="ce46">
            <text:p>164.031</text:p>
          </table:table-cell>
          <table:table-cell office:value-type="percentage" office:value="0.78482605512839532" table:style-name="ce47">
            <text:p>78,5%</text:p>
          </table:table-cell>
          <table:table-cell office:value-type="float" office:value="137545" table:style-name="ce46">
            <text:p>137.545</text:p>
          </table:table-cell>
          <table:table-cell office:value-type="percentage" office:value="0.79852886535692724" table:style-name="ce47">
            <text:p>79,9%</text:p>
          </table:table-cell>
          <table:table-cell office:value-type="float" office:value="118730" table:style-name="ce46">
            <text:p>118.730</text:p>
          </table:table-cell>
          <table:table-cell office:value-type="percentage" office:value="0.83675137778905384" table:style-name="ce47">
            <text:p>83,7%</text:p>
          </table:table-cell>
          <table:table-cell office:value-type="float" office:value="1175965" table:style-name="ce46">
            <text:p>1.175.96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75893360770667" table:style-name="ce47">
            <text:p>89,8%</text:p>
          </table:table-cell>
          <table:table-cell office:value-type="percentage" office:value="0.77814009717776866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57" table:style-name="ce46">
            <text:p>42.157</text:p>
          </table:table-cell>
          <table:table-cell office:value-type="percentage" office:value="1" table:style-name="ce47">
            <text:p>100,0%</text:p>
          </table:table-cell>
          <table:table-cell office:value-type="float" office:value="55780" table:style-name="ce46">
            <text:p>55.780</text:p>
          </table:table-cell>
          <table:table-cell office:value-type="percentage" office:value="0.99978491540005732" table:style-name="ce47">
            <text:p>100,0%</text:p>
          </table:table-cell>
          <table:table-cell office:value-type="float" office:value="71222" table:style-name="ce46">
            <text:p>71.222</text:p>
          </table:table-cell>
          <table:table-cell office:value-type="percentage" office:value="0.96449271437083584" table:style-name="ce47">
            <text:p>96,4%</text:p>
          </table:table-cell>
          <table:table-cell office:value-type="float" office:value="91540" table:style-name="ce46">
            <text:p>91.540</text:p>
          </table:table-cell>
          <table:table-cell office:value-type="percentage" office:value="0.94669783026868259" table:style-name="ce47">
            <text:p>94,7%</text:p>
          </table:table-cell>
          <table:table-cell office:value-type="float" office:value="94915" table:style-name="ce46">
            <text:p>94.915</text:p>
          </table:table-cell>
          <table:table-cell office:value-type="percentage" office:value="0.87882631803114752" table:style-name="ce47">
            <text:p>87,9%</text:p>
          </table:table-cell>
          <table:table-cell office:value-type="float" office:value="63664" table:style-name="ce46">
            <text:p>63.664</text:p>
          </table:table-cell>
          <table:table-cell office:value-type="percentage" office:value="0.7826803211172717" table:style-name="ce47">
            <text:p>78,3%</text:p>
          </table:table-cell>
          <table:table-cell office:value-type="float" office:value="56621" table:style-name="ce46">
            <text:p>56.621</text:p>
          </table:table-cell>
          <table:table-cell office:value-type="percentage" office:value="0.83110954540784121" table:style-name="ce47">
            <text:p>83,1%</text:p>
          </table:table-cell>
          <table:table-cell office:value-type="float" office:value="49309" table:style-name="ce46">
            <text:p>49.309</text:p>
          </table:table-cell>
          <table:table-cell office:value-type="percentage" office:value="0.87445910477406541" table:style-name="ce47">
            <text:p>87,4%</text:p>
          </table:table-cell>
          <table:table-cell office:value-type="float" office:value="525208" table:style-name="ce46">
            <text:p>525.208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342201137344891" table:style-name="ce47">
            <text:p>90,3%</text:p>
          </table:table-cell>
          <table:table-cell office:value-type="percentage" office:value="0.79432907287843113" table:style-name="ce47">
            <text:p>79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18" table:style-name="ce46">
            <text:p>162.018</text:p>
          </table:table-cell>
          <table:table-cell office:value-type="percentage" office:value="1.0257549857549857" table:style-name="ce47">
            <text:p>102,6%</text:p>
          </table:table-cell>
          <table:table-cell office:value-type="float" office:value="212201" table:style-name="ce46">
            <text:p>212.201</text:p>
          </table:table-cell>
          <table:table-cell office:value-type="percentage" office:value="0.99587011512054102" table:style-name="ce47">
            <text:p>99,6%</text:p>
          </table:table-cell>
          <table:table-cell office:value-type="float" office:value="272113" table:style-name="ce46">
            <text:p>272.113</text:p>
          </table:table-cell>
          <table:table-cell office:value-type="percentage" office:value="0.97141928965903779" table:style-name="ce47">
            <text:p>97,1%</text:p>
          </table:table-cell>
          <table:table-cell office:value-type="float" office:value="321252" table:style-name="ce46">
            <text:p>321.252</text:p>
          </table:table-cell>
          <table:table-cell office:value-type="percentage" office:value="0.94492274477391114" table:style-name="ce47">
            <text:p>94,5%</text:p>
          </table:table-cell>
          <table:table-cell office:value-type="float" office:value="317501" table:style-name="ce46">
            <text:p>317.501</text:p>
          </table:table-cell>
          <table:table-cell office:value-type="percentage" office:value="0.87675246387377015" table:style-name="ce47">
            <text:p>87,7%</text:p>
          </table:table-cell>
          <table:table-cell office:value-type="float" office:value="200261" table:style-name="ce46">
            <text:p>200.261</text:p>
          </table:table-cell>
          <table:table-cell office:value-type="percentage" office:value="0.76862936252365255" table:style-name="ce47">
            <text:p>76,9%</text:p>
          </table:table-cell>
          <table:table-cell office:value-type="float" office:value="162403" table:style-name="ce46">
            <text:p>162.403</text:p>
          </table:table-cell>
          <table:table-cell office:value-type="percentage" office:value="0.8058342512925859" table:style-name="ce47">
            <text:p>80,6%</text:p>
          </table:table-cell>
          <table:table-cell office:value-type="float" office:value="146408" table:style-name="ce46">
            <text:p>146.408</text:p>
          </table:table-cell>
          <table:table-cell office:value-type="percentage" office:value="0.86834394980012575" table:style-name="ce47">
            <text:p>86,8%</text:p>
          </table:table-cell>
          <table:table-cell office:value-type="float" office:value="1794157" table:style-name="ce46">
            <text:p>1.794.157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433898554545167" table:style-name="ce47">
            <text:p>90,4%</text:p>
          </table:table-cell>
          <table:table-cell office:value-type="percentage" office:value="0.80799539203712312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2" table:style-name="ce46">
            <text:p>2.372</text:p>
          </table:table-cell>
          <table:table-cell office:value-type="percentage" office:value="0.91055662188099806" table:style-name="ce47">
            <text:p>91,1%</text:p>
          </table:table-cell>
          <table:table-cell office:value-type="float" office:value="3847" table:style-name="ce46">
            <text:p>3.847</text:p>
          </table:table-cell>
          <table:table-cell office:value-type="percentage" office:value="0.89092172301991668" table:style-name="ce47">
            <text:p>89,1%</text:p>
          </table:table-cell>
          <table:table-cell office:value-type="float" office:value="7540" table:style-name="ce46">
            <text:p>7.540</text:p>
          </table:table-cell>
          <table:table-cell office:value-type="percentage" office:value="0.95965381188748888" table:style-name="ce47">
            <text:p>96,0%</text:p>
          </table:table-cell>
          <table:table-cell office:value-type="float" office:value="10489" table:style-name="ce46">
            <text:p>10.489</text:p>
          </table:table-cell>
          <table:table-cell office:value-type="percentage" office:value="0.90766701280719975" table:style-name="ce47">
            <text:p>90,8%</text:p>
          </table:table-cell>
          <table:table-cell office:value-type="float" office:value="10986" table:style-name="ce46">
            <text:p>10.986</text:p>
          </table:table-cell>
          <table:table-cell office:value-type="percentage" office:value="0.86900806834361655" table:style-name="ce47">
            <text:p>86,9%</text:p>
          </table:table-cell>
          <table:table-cell office:value-type="float" office:value="8978" table:style-name="ce46">
            <text:p>8.978</text:p>
          </table:table-cell>
          <table:table-cell office:value-type="percentage" office:value="0.75483437027072475" table:style-name="ce47">
            <text:p>75,5%</text:p>
          </table:table-cell>
          <table:table-cell office:value-type="float" office:value="8649" table:style-name="ce46">
            <text:p>8.649</text:p>
          </table:table-cell>
          <table:table-cell office:value-type="percentage" office:value="0.78863864320233423" table:style-name="ce47">
            <text:p>78,9%</text:p>
          </table:table-cell>
          <table:table-cell office:value-type="float" office:value="7971" table:style-name="ce46">
            <text:p>7.971</text:p>
          </table:table-cell>
          <table:table-cell office:value-type="percentage" office:value="0.87343852728468108" table:style-name="ce47">
            <text:p>87,3%</text:p>
          </table:table-cell>
          <table:table-cell office:value-type="float" office:value="60832" table:style-name="ce46">
            <text:p>60.83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721130134573387" table:style-name="ce47">
            <text:p>85,7%</text:p>
          </table:table-cell>
          <table:table-cell office:value-type="percentage" office:value="0.72245314838127361" table:style-name="ce47">
            <text:p>72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7" table:style-name="ce46">
            <text:p>2.037</text:p>
          </table:table-cell>
          <table:table-cell office:value-type="percentage" office:value="0.86717752234993617" table:style-name="ce47">
            <text:p>86,7%</text:p>
          </table:table-cell>
          <table:table-cell office:value-type="float" office:value="3345" table:style-name="ce46">
            <text:p>3.345</text:p>
          </table:table-cell>
          <table:table-cell office:value-type="percentage" office:value="0.89247598719316967" table:style-name="ce47">
            <text:p>89,2%</text:p>
          </table:table-cell>
          <table:table-cell office:value-type="float" office:value="7260" table:style-name="ce46">
            <text:p>7.260</text:p>
          </table:table-cell>
          <table:table-cell office:value-type="percentage" office:value="0.92755845151399008" table:style-name="ce47">
            <text:p>92,8%</text:p>
          </table:table-cell>
          <table:table-cell office:value-type="float" office:value="9846" table:style-name="ce46">
            <text:p>9.846</text:p>
          </table:table-cell>
          <table:table-cell office:value-type="percentage" office:value="0.87140454907513942" table:style-name="ce47">
            <text:p>87,1%</text:p>
          </table:table-cell>
          <table:table-cell office:value-type="float" office:value="10265" table:style-name="ce46">
            <text:p>10.265</text:p>
          </table:table-cell>
          <table:table-cell office:value-type="percentage" office:value="0.85527412097983668" table:style-name="ce47">
            <text:p>85,5%</text:p>
          </table:table-cell>
          <table:table-cell office:value-type="float" office:value="8664" table:style-name="ce46">
            <text:p>8.664</text:p>
          </table:table-cell>
          <table:table-cell office:value-type="percentage" office:value="0.71408555180087363" table:style-name="ce47">
            <text:p>71,4%</text:p>
          </table:table-cell>
          <table:table-cell office:value-type="float" office:value="8542" table:style-name="ce46">
            <text:p>8.542</text:p>
          </table:table-cell>
          <table:table-cell office:value-type="percentage" office:value="0.71213005418924546" table:style-name="ce47">
            <text:p>71,2%</text:p>
          </table:table-cell>
          <table:table-cell office:value-type="float" office:value="7852" table:style-name="ce46">
            <text:p>7.852</text:p>
          </table:table-cell>
          <table:table-cell office:value-type="percentage" office:value="0.82013787340714439" table:style-name="ce47">
            <text:p>82,0%</text:p>
          </table:table-cell>
          <table:table-cell office:value-type="float" office:value="57811" table:style-name="ce46">
            <text:p>57.811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507747402258657" table:style-name="ce47">
            <text:p>81,5%</text:p>
          </table:table-cell>
          <table:table-cell office:value-type="percentage" office:value="0.66391428177683864" table:style-name="ce47">
            <text:p>66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2" table:style-name="ce49">
            <text:p>232</text:p>
          </table:table-cell>
          <table:table-cell office:value-type="string" table:style-name="ce50">
            <text:p>-</text:p>
          </table:table-cell>
          <table:table-cell office:value-type="float" office:value="730" table:style-name="ce49">
            <text:p>730</text:p>
          </table:table-cell>
          <table:table-cell office:value-type="string" table:style-name="ce50">
            <text:p>-</text:p>
          </table:table-cell>
          <table:table-cell office:value-type="float" office:value="1412" table:style-name="ce49">
            <text:p>1.412</text:p>
          </table:table-cell>
          <table:table-cell office:value-type="string" table:style-name="ce50">
            <text:p>-</text:p>
          </table:table-cell>
          <table:table-cell office:value-type="float" office:value="1675" table:style-name="ce49">
            <text:p>1.675</text:p>
          </table:table-cell>
          <table:table-cell office:value-type="string" table:style-name="ce50">
            <text:p>-</text:p>
          </table:table-cell>
          <table:table-cell office:value-type="float" office:value="1403" table:style-name="ce49">
            <text:p>1.403</text:p>
          </table:table-cell>
          <table:table-cell office:value-type="string" table:style-name="ce50">
            <text:p>-</text:p>
          </table:table-cell>
          <table:table-cell office:value-type="float" office:value="168" table:style-name="ce49">
            <text:p>168</text:p>
          </table:table-cell>
          <table:table-cell office:value-type="string" table:style-name="ce50">
            <text:p>-</text:p>
          </table:table-cell>
          <table:table-cell office:value-type="float" office:value="5688" table:style-name="ce49">
            <text:p>5.688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0501" table:style-name="ce53">
            <text:p>2.910.501</text:p>
          </table:table-cell>
          <table:table-cell office:value-type="percentage" office:value="1" table:style-name="ce54">
            <text:p>100,0%</text:p>
          </table:table-cell>
          <table:table-cell office:value-type="float" office:value="3926572" table:style-name="ce53">
            <text:p>3.926.572</text:p>
          </table:table-cell>
          <table:table-cell office:value-type="percentage" office:value="0.99154731827542364" table:style-name="ce54">
            <text:p>99,2%</text:p>
          </table:table-cell>
          <table:table-cell office:value-type="float" office:value="5221390" table:style-name="ce53">
            <text:p>5.221.390</text:p>
          </table:table-cell>
          <table:table-cell office:value-type="percentage" office:value="0.97834058399253809" table:style-name="ce54">
            <text:p>97,8%</text:p>
          </table:table-cell>
          <table:table-cell office:value-type="float" office:value="6641174" table:style-name="ce53">
            <text:p>6.641.174</text:p>
          </table:table-cell>
          <table:table-cell office:value-type="percentage" office:value="0.94424641839840329" table:style-name="ce54">
            <text:p>94,4%</text:p>
          </table:table-cell>
          <table:table-cell office:value-type="float" office:value="6920784" table:style-name="ce53">
            <text:p>6.920.784</text:p>
          </table:table-cell>
          <table:table-cell office:value-type="percentage" office:value="0.87696586949108923" table:style-name="ce54">
            <text:p>87,7%</text:p>
          </table:table-cell>
          <table:table-cell office:value-type="float" office:value="4838805" table:style-name="ce53">
            <text:p>4.838.805</text:p>
          </table:table-cell>
          <table:table-cell office:value-type="percentage" office:value="0.77664398274076329" table:style-name="ce54">
            <text:p>77,7%</text:p>
          </table:table-cell>
          <table:table-cell office:value-type="float" office:value="3925622" table:style-name="ce53">
            <text:p>3.925.622</text:p>
          </table:table-cell>
          <table:table-cell office:value-type="percentage" office:value="0.79391462270256274" table:style-name="ce54">
            <text:p>79,4%</text:p>
          </table:table-cell>
          <table:table-cell office:value-type="float" office:value="3299983" table:style-name="ce53">
            <text:p>3.299.983</text:p>
          </table:table-cell>
          <table:table-cell office:value-type="percentage" office:value="0.84861133040826642" table:style-name="ce54">
            <text:p>84,9%</text:p>
          </table:table-cell>
          <table:table-cell office:value-type="float" office:value="37684831" table:style-name="ce53">
            <text:p>37.684.831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470526552732521" table:style-name="ce54">
            <text:p>89,5%</text:p>
          </table:table-cell>
          <table:table-cell office:value-type="percentage" office:value="0.79418755786915685" table:style-name="ce54">
            <text:p>79,4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09T15:59:20Z</dc:date>
  </office:meta>
</office:document-meta>
</file>